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99ff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svg:stroke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e6e6e6" draw:textarea-horizontal-align="center" draw:textarea-vertical-align="top"/>
    </style:style>
    <style:style style:name="gr6" style:family="graphic" style:parent-style-name="standard">
      <style:graphic-properties svg:stroke-color="#ffffff" draw:fill-color="#0000ff" draw:textarea-vertical-align="middle" draw:auto-grow-height="false" fo:min-height="0cm" fo:min-width="0cm"/>
    </style:style>
    <style:style style:name="gr7" style:family="graphic" style:parent-style-name="standard">
      <style:graphic-properties svg:stroke-color="#ffffff" draw:fill-color="#0000ff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right" draw:textarea-vertical-align="botto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Rounded_20_large_20_Arrow" draw:marker-start-width="0.3cm" draw:marker-end="Circle" draw:marker-end-width="0.3cm" draw:textarea-horizontal-align="right" draw:textarea-vertical-align="top"/>
    </style:style>
    <style:style style:name="gr1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fill="none" draw:textarea-horizontal-align="right" draw:textarea-vertical-align="top" draw:auto-grow-height="false" fo:min-height="0.749cm" fo:min-width="0.499cm"/>
    </style:style>
    <style:style style:name="gr22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6" style:family="graphic" style:parent-style-name="measure">
      <style:graphic-properties draw:textarea-horizontal-align="center" draw:textarea-vertical-align="middle"/>
    </style:style>
    <style:style style:name="gr27" style:family="graphic" style:parent-style-name="standard">
      <style:graphic-properties draw:fill="solid" draw:fill-color="#0099ff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textarea-vertical-align="middle" draw:auto-grow-height="false" fo:min-height="0cm" fo:min-width="0cm"/>
    </style:style>
    <style:style style:name="gr29" style:family="graphic" style:parent-style-name="standard">
      <style:graphic-properties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32" style:family="graphic" style:parent-style-name="standard">
      <style:graphic-properties svg:stroke-color="#ffffff" draw:fill-color="#ffffff" draw:textarea-horizontal-align="center" draw:textarea-vertical-align="middle"/>
    </style:style>
    <style:style style:name="gr33" style:family="graphic" style:parent-style-name="standard">
      <style:graphic-properties draw:textarea-horizontal-align="center" draw:textarea-vertical-align="middle"/>
    </style:style>
    <style:style style:name="gr3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35" style:family="graphic" style:parent-style-name="standard">
      <style:graphic-properties draw:fill-color="#808080" draw:textarea-horizontal-align="center" draw:textarea-vertical-align="middle"/>
    </style:style>
    <style:style style:name="gr36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8" style:family="graphic" style:parent-style-name="standard">
      <style:graphic-properties draw:fill-color="#80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0.5pt" style:font-size-asian="10.5pt" style:font-size-complex="10.5pt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T4" style:family="text">
      <style:text-properties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size-complex="12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宋体" style:font-family-generic-asian="system" style:font-pitch-asian="variable" style:font-size-asian="10.5pt" style:font-style-asian="normal" style:font-weight-asian="normal" style:font-family-complex="'Lohit Devanagari'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cm" svg:height="1.5cm" svg:x="3cm" svg:y="8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1.5cm" svg:x="7cm" svg:y="8.5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1.5cm" svg:x="15cm" svg:y="8.5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5cm" svg:height="14.5cm" draw:transform="rotate (1.5707963267946) translate (3.2cm 8cm)">
          <text:p/>
          <draw:enhanced-geometry svg:viewBox="0 0 21600 21600" draw:mirror-vertical="true" draw:glue-points="21600 0 0 10800 21600 21600" draw:text-areas="13800 ?f9 21600 ?f10" draw:type="left-brace" draw:modifiers="1694.75262368816 10826.986506746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2.5cm" svg:height="3.5cm" svg:x="9.2cm" svg:y="3.5cm">
          <text:p text:style-name="P1">迭代器接口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id="id2" draw:layer="layout" svg:width="3cm" svg:height="1.5cm" svg:x="11cm" svg:y="1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1" draw:layer="layout" svg:width="2.5cm" svg:height="2.5cm" svg:x="6.5cm" svg:y="14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15.75cm" svg:x2="11cm" svg:y2="15.75cm" draw:start-shape="id1" draw:start-glue-point="8" draw:end-shape="id2" svg:d="m9000 15750h2000">
          <text:p/>
        </draw:connector>
        <draw:custom-shape draw:style-name="gr1" draw:text-style-name="P1" draw:id="id4" draw:layer="layout" svg:width="3cm" svg:height="1.5cm" svg:x="11cm" svg:y="18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3" draw:layer="layout" svg:width="2.5cm" svg:height="2.5cm" svg:x="6.5cm" svg:y="17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18.75cm" svg:x2="11cm" svg:y2="18.75cm" draw:start-shape="id3" draw:start-glue-point="8" draw:end-shape="id4" svg:d="m9000 18750h2000">
          <text:p/>
        </draw:connector>
        <draw:custom-shape draw:style-name="gr1" draw:text-style-name="P1" draw:id="id6" draw:layer="layout" svg:width="3cm" svg:height="1.5cm" svg:x="11cm" svg:y="22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5" draw:layer="layout" svg:width="2.5cm" svg:height="2.5cm" svg:x="6.5cm" svg:y="21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22.75cm" svg:x2="11cm" svg:y2="22.75cm" draw:start-shape="id5" draw:start-glue-point="8" draw:end-shape="id6" svg:d="m9000 22750h2000">
          <text:p/>
        </draw:connector>
      </draw:page>
      <draw:page draw:name="page2" draw:style-name="dp1" draw:master-page-name="默认">
        <draw:custom-shape draw:style-name="gr1" draw:text-style-name="P1" draw:layer="layout" svg:width="3cm" svg:height="1.5cm" svg:x="8.5cm" svg:y="1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5" draw:text-style-name="P1" draw:layer="layout" svg:width="8.5cm" svg:height="6cm" svg:x="6cm" svg:y="5.5cm">
          <text:p text:style-name="P1">算法</text:p>
        </draw:rect>
        <draw:custom-shape draw:style-name="gr6" draw:text-style-name="P1" draw:layer="layout" svg:width="2.5cm" svg:height="2cm" svg:x="9cm" svg:y="7.8cm">
          <text:p text:style-name="P1">函数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2.5cm" svg:height="2cm" svg:x="9cm" svg:y="8.5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cm" svg:height="2.5cm" svg:x="9cm" svg:y="3cm">
          <text:p text:style-name="P1">迭代器接口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id="id8" draw:layer="layout" svg:width="5.5cm" svg:height="1.5cm" svg:x="7.5cm" svg:y="13.5cm">
          <text:p text:style-name="P1">类型信息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7" draw:layer="layout" svg:width="3cm" svg:height="1.5cm" svg:x="3cm" svg:y="16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9" draw:layer="layout" svg:width="3cm" svg:height="1.5cm" svg:x="7cm" svg:y="16.5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type="line" svg:x1="4.5cm" svg:y1="16.5cm" svg:x2="10.25cm" svg:y2="15cm" draw:start-shape="id7" draw:start-glue-point="5" draw:end-shape="id8" draw:end-glue-point="7" svg:d="m4500 16500 5750-1500">
          <text:p/>
        </draw:connector>
        <draw:connector draw:style-name="gr4" draw:text-style-name="P1" draw:layer="layout" draw:type="line" svg:x1="8.5cm" svg:y1="16.5cm" svg:x2="10.25cm" svg:y2="15cm" draw:start-shape="id9" draw:start-glue-point="5" draw:end-shape="id8" draw:end-glue-point="7" svg:d="m8500 16500 1750-1500">
          <text:p/>
        </draw:connector>
        <draw:custom-shape draw:style-name="gr1" draw:text-style-name="P1" draw:id="id10" draw:layer="layout" svg:width="3cm" svg:height="1.5cm" svg:x="14.5cm" svg:y="16.5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type="line" svg:x1="16cm" svg:y1="16.5cm" svg:x2="10.25cm" svg:y2="15cm" draw:start-shape="id10" draw:start-glue-point="5" draw:end-shape="id8" draw:end-glue-point="7" svg:d="m16000 16500-5750-1500">
          <text:p/>
        </draw:connector>
        <draw:custom-shape draw:style-name="gr8" draw:text-style-name="P2" draw:layer="layout" svg:width="1cm" svg:height="1cm" svg:x="2.5cm" svg:y="21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21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21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21.5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21.5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21.5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21.5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21.5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21.5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21.5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21.5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21.5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21.5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21.5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21.5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21.5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默认">
        <draw:custom-shape draw:style-name="gr9" draw:text-style-name="P4" draw:layer="layout" svg:width="7.5cm" svg:height="1cm" svg:x="6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1" draw:layer="layout" svg:width="1cm" svg:height="1cm" svg:x="5.2cm" svg:y="1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id="id17" draw:layer="layout" svg:width="8.5cm" svg:height="1cm" svg:x="5.2cm" svg:y="2.9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2.7cm" svg:y1="1.4cm" svg:x2="5.2cm" svg:y2="1.4cm">
          <text:p text:style-name="P1"><text:span text:style-name="T2">指向内存链表的指针</text:span></text:p>
        </draw:line>
        <draw:custom-shape draw:style-name="gr9" draw:text-style-name="P4" draw:layer="layout" svg:width="7.5cm" svg:height="1cm" svg:x="6.2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4" draw:layer="layout" svg:width="1cm" svg:height="1cm" svg:x="5.2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1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3" draw:layer="layout" svg:width="1cm" svg:height="1cm" svg:x="5.2cm" svg:y="1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7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2" draw:layer="layout" svg:width="1cm" svg:height="1cm" svg:x="5.2cm" svg:y="7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8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5" draw:layer="layout" svg:width="1cm" svg:height="1cm" svg:x="5.2cm" svg:y="8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id="id19" draw:layer="layout" svg:width="8.5cm" svg:height="1cm" svg:x="5.2cm" svg:y="10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id="id18" draw:layer="layout" svg:width="8.5cm" svg:height="1cm" svg:x="5.2cm" svg:y="5.9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cm" svg:y1="1.9cm" svg:x2="5.2cm" svg:y2="7.9cm" draw:start-shape="id11" draw:start-glue-point="3" draw:end-shape="id12" svg:d="m5200 1900c-751 0-751 6000 0 6000">
          <text:p/>
        </draw:connector>
        <draw:connector draw:style-name="gr4" draw:text-style-name="P1" draw:layer="layout" draw:type="curve" svg:x1="5.2cm" svg:y1="7.9cm" svg:x2="5.2cm" svg:y2="12.4cm" draw:start-shape="id12" draw:start-glue-point="3" draw:end-shape="id13" svg:d="m5200 7900c-751 0-751 4500 0 4500">
          <text:p/>
        </draw:connector>
        <draw:connector draw:style-name="gr4" draw:text-style-name="P1" draw:layer="layout" draw:type="curve" svg:x1="6.2cm" svg:y1="12.4cm" svg:x2="6.2cm" svg:y2="4.9cm" draw:start-shape="id13" draw:start-glue-point="1" draw:end-shape="id14" svg:d="m6200 12400c751 0 751-7500 0-7500">
          <text:p/>
        </draw:connector>
        <draw:connector draw:style-name="gr4" draw:text-style-name="P1" draw:layer="layout" draw:type="curve" svg:x1="5.2cm" svg:y1="4.9cm" svg:x2="6.2cm" svg:y2="9.4cm" draw:start-shape="id14" draw:start-glue-point="3" draw:end-shape="id15" draw:end-glue-point="1" svg:d="m5200 4900c-751 0-501 2250 500 2250s1251 2250 500 2250">
          <text:p/>
        </draw:connector>
        <draw:custom-shape draw:style-name="gr13" draw:text-style-name="P3" draw:id="id16" draw:layer="layout" svg:width="4.5cm" svg:height="1cm" svg:x="15.5cm" svg:y="7.4cm">
          <text:p text:style-name="P1"><text:span text:style-name="T2">这三块内存被分配给用</text:span></text:p>
          <text:p text:style-name="P1"><text:span text:style-name="T2">户了所以不在链表中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5cm" svg:y1="7.9cm" svg:x2="13.7cm" svg:y2="3.4cm" draw:start-shape="id16" draw:start-glue-point="3" draw:end-shape="id17" draw:end-glue-point="1" svg:d="m15500 7900-1800-4500">
          <text:p/>
        </draw:connector>
        <draw:connector draw:style-name="gr4" draw:text-style-name="P1" draw:layer="layout" draw:type="line" svg:x1="15.5cm" svg:y1="7.9cm" svg:x2="13.7cm" svg:y2="6.4cm" draw:start-shape="id16" draw:start-glue-point="3" draw:end-shape="id18" svg:d="m15500 7900-1800-1500">
          <text:p/>
        </draw:connector>
        <draw:connector draw:style-name="gr4" draw:text-style-name="P1" draw:layer="layout" draw:type="line" svg:x1="15.5cm" svg:y1="7.9cm" svg:x2="13.7cm" svg:y2="10.9cm" draw:start-shape="id16" draw:start-glue-point="3" draw:end-shape="id19" draw:end-glue-point="1" svg:d="m15500 7900-1800 3000">
          <text:p/>
        </draw:connector>
        <draw:custom-shape draw:style-name="gr8" draw:text-style-name="P2" draw:layer="layout" svg:width="1cm" svg:height="1cm" svg:x="2.5cm" svg:y="1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16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16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16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16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16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0" draw:layer="layout" svg:width="1cm" svg:height="1cm" svg:x="13.5cm" svg:y="16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16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16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16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16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16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16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16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16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1" draw:layer="layout" svg:width="2.5cm" svg:height="1.5cm" svg:x="6cm" svg:y="1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2" draw:layer="layout" svg:width="2.5cm" svg:height="1.5cm" svg:x="6cm" svg:y="21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2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5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4cm" svg:y1="17cm" svg:x2="7.25cm" svg:y2="19cm" draw:start-shape="id20" draw:start-glue-point="2" draw:end-shape="id21" draw:end-glue-point="0" svg:d="m14000 17000c0 1500-6750 500-6750 2000">
          <text:p/>
        </draw:connector>
        <draw:line draw:style-name="gr15" draw:text-style-name="P1" draw:layer="layout" svg:x1="6.2cm" svg:y1="20cm" svg:x2="6.2cm" svg:y2="21.5cm">
          <text:p/>
        </draw:line>
        <draw:line draw:style-name="gr15" draw:text-style-name="P1" draw:layer="layout" svg:x1="6.2cm" svg:y1="22cm" svg:x2="6.2cm" svg:y2="23cm">
          <text:p/>
        </draw:line>
        <draw:line draw:style-name="gr15" draw:text-style-name="P1" draw:layer="layout" svg:x1="6.2cm" svg:y1="23.6cm" svg:x2="6.2cm" svg:y2="24.6cm">
          <text:p/>
        </draw:line>
        <draw:line draw:style-name="gr15" draw:text-style-name="P1" draw:layer="layout" svg:x1="6.2cm" svg:y1="25.1cm" svg:x2="6.2cm" svg:y2="26.1cm">
          <text:p/>
        </draw:line>
        <draw:line draw:style-name="gr16" draw:text-style-name="P3" draw:layer="layout" svg:x1="5cm" svg:y1="26.8cm" svg:x2="6.5cm" svg:y2="26.8cm">
          <text:p text:style-name="P1"><text:span text:style-name="T2">NULL <text:s text:c="11"/></text:span></text:p>
        </draw:line>
        <draw:connector draw:style-name="gr17" draw:text-style-name="P1" draw:layer="layout" draw:type="curve" draw:line-skew="1.5cm" svg:x1="14cm" svg:y1="17cm" svg:x2="7.25cm" svg:y2="21cm" draw:start-shape="id20" draw:start-glue-point="2" draw:end-shape="id22" svg:d="m14000 17000c0 5250-6750 3250-6750 4000">
          <text:p/>
        </draw:connector>
        <draw:custom-shape draw:style-name="gr13" draw:text-style-name="P3" draw:id="id23" draw:layer="layout" svg:width="1cm" svg:height="1cm" svg:x="15cm" svg:y="13.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5cm" svg:y1="14.5cm" svg:x2="14cm" svg:y2="16cm" draw:start-shape="id23" draw:start-glue-point="2" draw:end-shape="id20" draw:end-glue-point="0" svg:d="m15500 14500c0 1125-1500 375-1500 1500">
          <text:p/>
        </draw:connector>
        <draw:custom-shape draw:style-name="gr13" draw:text-style-name="P3" draw:layer="layout" svg:width="1cm" svg:height="1cm" svg:x="2.5cm" svg:y="18.5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19cm" svg:x2="6cm" svg:y2="19cm">
          <text:p/>
        </draw:line>
        <draw:custom-shape draw:style-name="gr13" draw:text-style-name="P3" draw:layer="layout" svg:width="1cm" svg:height="1cm" svg:x="9.8cm" svg:y="21.2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8" draw:text-style-name="P2" draw:layer="layout" svg:width="1cm" svg:height="1cm" svg:x="2.5cm" svg:y="4.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4.2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4.2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4.2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4.2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4.2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4.2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4" draw:layer="layout" svg:width="1cm" svg:height="1cm" svg:x="13.5cm" svg:y="4.2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4.2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4.2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4.2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4.2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4.2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4.2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4.2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4.2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6" draw:layer="layout" svg:width="2.5cm" svg:height="1.5cm" svg:x="6cm" svg:y="7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5" draw:layer="layout" svg:width="2.5cm" svg:height="1.5cm" svg:x="6cm" svg:y="9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0.7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2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3.7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1.3cm" svg:x1="14cm" svg:y1="5.2cm" svg:x2="7.25cm" svg:y2="9.2cm" draw:start-shape="id24" draw:start-glue-point="2" draw:end-shape="id25" svg:d="m14000 5200c0 4950-6750 2950-6750 4000">
          <text:p/>
        </draw:connector>
        <draw:line draw:style-name="gr15" draw:text-style-name="P1" draw:layer="layout" svg:x1="6.2cm" svg:y1="8.2cm" svg:x2="6.2cm" svg:y2="9.7cm">
          <text:p/>
        </draw:line>
        <draw:line draw:style-name="gr15" draw:text-style-name="P1" draw:layer="layout" svg:x1="6.2cm" svg:y1="10.2cm" svg:x2="6.2cm" svg:y2="11.2cm">
          <text:p/>
        </draw:line>
        <draw:line draw:style-name="gr15" draw:text-style-name="P1" draw:layer="layout" svg:x1="6.2cm" svg:y1="11.8cm" svg:x2="6.2cm" svg:y2="12.8cm">
          <text:p/>
        </draw:line>
        <draw:line draw:style-name="gr15" draw:text-style-name="P1" draw:layer="layout" svg:x1="6.2cm" svg:y1="13.3cm" svg:x2="6.2cm" svg:y2="14.3cm">
          <text:p/>
        </draw:line>
        <draw:line draw:style-name="gr16" draw:text-style-name="P3" draw:layer="layout" svg:x1="5cm" svg:y1="15cm" svg:x2="6.5cm" svg:y2="15cm">
          <text:p text:style-name="P1"><text:span text:style-name="T2">NULL <text:s text:c="11"/></text:span></text:p>
        </draw:line>
        <draw:connector draw:style-name="gr17" draw:text-style-name="P1" draw:layer="layout" draw:type="curve" svg:x1="14cm" svg:y1="5.2cm" svg:x2="7.25cm" svg:y2="7.2cm" draw:start-shape="id24" draw:start-glue-point="2" draw:end-shape="id26" draw:end-glue-point="0" svg:d="m14000 5200c0 1500-6750 500-6750 2000">
          <text:p/>
        </draw:connector>
        <draw:custom-shape draw:style-name="gr13" draw:text-style-name="P3" draw:id="id27" draw:layer="layout" svg:width="1cm" svg:height="1cm" svg:x="15cm" svg:y="1.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5cm" svg:y1="2.7cm" svg:x2="14cm" svg:y2="4.2cm" draw:start-shape="id27" draw:start-glue-point="2" draw:end-shape="id24" draw:end-glue-point="0" svg:d="m15500 2700c0 1125-1500 375-1500 1500">
          <text:p/>
        </draw:connector>
        <draw:custom-shape draw:style-name="gr13" draw:text-style-name="P3" draw:layer="layout" svg:width="1cm" svg:height="1cm" svg:x="2.5cm" svg:y="6.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7.2cm" svg:x2="6cm" svg:y2="7.2cm">
          <text:p/>
        </draw:line>
        <draw:custom-shape draw:style-name="gr13" draw:text-style-name="P3" draw:layer="layout" svg:width="1cm" svg:height="1cm" svg:x="9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3cm" svg:y="16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6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6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8cm" svg:y="16.5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cm" svg:y="16.5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cm" svg:y="16.5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cm" svg:y="16.5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8" draw:layer="layout" svg:width="1cm" svg:height="1cm" svg:x="14cm" svg:y="16.5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16.5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16.5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6.5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38" draw:layer="layout" svg:width="1cm" svg:height="1cm" svg:x="10cm" svg:y="16.5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6.5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6.5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6.5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34" draw:layer="layout" svg:width="1cm" svg:height="1cm" svg:x="6cm" svg:y="16.5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id="id31" draw:layer="layout" svg:width="2.5cm" svg:height="1.5cm" svg:x="12cm" svg:y="1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9" draw:layer="layout" svg:width="2.5cm" svg:height="1.5cm" svg:x="12cm" svg:y="20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2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23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5cm" svg:height="3cm" svg:x="12cm" svg:y="25cm">
          <text:p text:style-name="P1"><text:span text:style-name="T2">内存池中</text:span></text:p>
          <text:p text:style-name="P1"><text:span text:style-name="T2">还没有使用</text:span></text:p>
          <text:p text:style-name="P1"><text:span text:style-name="T2">的部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1.195cm" svg:x1="14.5cm" svg:y1="17.5cm" svg:x2="12cm" svg:y2="21.25cm" draw:start-shape="id28" draw:start-glue-point="2" draw:end-shape="id29" draw:end-glue-point="3" svg:d="m14500 17500c0 457-1501 381-2314 1204s-937 2546-186 2546">
          <text:p/>
        </draw:connector>
        <draw:custom-shape draw:style-name="gr13" draw:text-style-name="P3" draw:id="id30" draw:layer="layout" svg:width="2cm" svg:height="1cm" svg:x="16.5cm" svg:y="19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.5cm" svg:y1="19.5cm" svg:x2="14.5cm" svg:y2="19.75cm" draw:start-shape="id30" draw:start-glue-point="3" draw:end-shape="id31" draw:end-glue-point="1" svg:d="m16500 19500c-1500 0-500 250-2000 250">
          <text:p/>
        </draw:connector>
        <draw:line draw:style-name="gr15" draw:text-style-name="P1" draw:layer="layout" svg:x1="12.2cm" svg:y1="21.5cm" svg:x2="12.2cm" svg:y2="22.5cm">
          <text:p/>
        </draw:line>
        <draw:line draw:style-name="gr15" draw:text-style-name="P1" draw:layer="layout" svg:x1="12.2cm" svg:y1="23.1cm" svg:x2="12.2cm" svg:y2="24.1cm">
          <text:p/>
        </draw:line>
        <draw:line draw:style-name="gr16" draw:text-style-name="P3" draw:layer="layout" svg:x1="10.9cm" svg:y1="24.7cm" svg:x2="12.4cm" svg:y2="24.7cm">
          <text:p text:style-name="P1"><text:span text:style-name="T2">NULL <text:s text:c="11"/></text:span></text:p>
        </draw:line>
        <draw:custom-shape draw:style-name="gr18" draw:text-style-name="P3" draw:id="id33" draw:layer="layout" svg:width="2.5cm" svg:height="0.5cm" svg:x="5.2cm" svg:y="1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35" draw:layer="layout" svg:width="2.5cm" svg:height="0.5cm" svg:x="5.2cm" svg:y="19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0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0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1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1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id="id32" draw:layer="layout" svg:width="2cm" svg:height="1cm" svg:x="1.5cm" svg:y="18.4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5cm" svg:y1="18.9cm" svg:x2="5.2cm" svg:y2="19.25cm" draw:start-shape="id32" draw:start-glue-point="1" draw:end-shape="id33" draw:end-glue-point="3" svg:d="m3500 18900c1276 0 427 350 1700 350">
          <text:p/>
        </draw:connector>
        <draw:connector draw:style-name="gr4" draw:text-style-name="P1" draw:layer="layout" draw:type="curve" svg:x1="6.5cm" svg:y1="17.5cm" svg:x2="7.7cm" svg:y2="19.75cm" draw:start-shape="id34" draw:start-glue-point="2" draw:end-shape="id35" draw:end-glue-point="1" svg:d="m6500 17500c0 1500 851 1250 1339 1437s612 813-139 813">
          <text:p/>
        </draw:connector>
        <draw:line draw:style-name="gr15" draw:text-style-name="P1" draw:layer="layout" svg:x1="5.4cm" svg:y1="19.7cm" svg:x2="5.4cm" svg:y2="20.2cm">
          <text:p/>
        </draw:line>
        <draw:line draw:style-name="gr15" draw:text-style-name="P1" draw:layer="layout" svg:x1="5.4cm" svg:y1="20.3cm" svg:x2="5.4cm" svg:y2="20.8cm">
          <text:p/>
        </draw:line>
        <draw:line draw:style-name="gr15" draw:text-style-name="P1" draw:layer="layout" svg:x1="5.4cm" svg:y1="20.8cm" svg:x2="5.4cm" svg:y2="21.3cm">
          <text:p/>
        </draw:line>
        <draw:line draw:style-name="gr15" draw:text-style-name="P1" draw:layer="layout" svg:x1="5.4cm" svg:y1="21.3cm" svg:x2="5.4cm" svg:y2="21.8cm">
          <text:p/>
        </draw:line>
        <draw:line draw:style-name="gr16" draw:text-style-name="P3" draw:layer="layout" svg:x1="4cm" svg:y1="21.9cm" svg:x2="5.5cm" svg:y2="21.9cm">
          <text:p text:style-name="P1"><text:span text:style-name="T2">NULL <text:s text:c="11"/></text:span></text:p>
        </draw:line>
        <draw:custom-shape draw:style-name="gr18" draw:text-style-name="P3" draw:id="id37" draw:layer="layout" svg:width="2.5cm" svg:height="1cm" svg:x="5.2cm" svg:y="22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39" draw:layer="layout" svg:width="2.5cm" svg:height="1cm" svg:x="5.2cm" svg:y="23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4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5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6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5cm" svg:y1="23.5cm" svg:x2="5.5cm" svg:y2="24.5cm">
          <text:p/>
        </draw:line>
        <draw:line draw:style-name="gr15" draw:text-style-name="P1" draw:layer="layout" svg:x1="5.5cm" svg:y1="24.6cm" svg:x2="5.5cm" svg:y2="25.6cm">
          <text:p/>
        </draw:line>
        <draw:line draw:style-name="gr15" draw:text-style-name="P1" draw:layer="layout" svg:x1="5.5cm" svg:y1="25.6cm" svg:x2="5.5cm" svg:y2="26.6cm">
          <text:p/>
        </draw:line>
        <draw:line draw:style-name="gr16" draw:text-style-name="P3" draw:layer="layout" svg:x1="4.2cm" svg:y1="26.8cm" svg:x2="5.7cm" svg:y2="26.8cm">
          <text:p text:style-name="P1"><text:span text:style-name="T2">NULL <text:s text:c="11"/></text:span></text:p>
        </draw:line>
        <draw:custom-shape draw:style-name="gr13" draw:text-style-name="P3" draw:id="id36" draw:layer="layout" svg:width="2cm" svg:height="1cm" svg:x="1.5cm" svg:y="22.5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5cm" svg:y1="23cm" svg:x2="5.2cm" svg:y2="22.5cm" draw:start-shape="id36" draw:start-glue-point="1" draw:end-shape="id37" draw:end-glue-point="3" svg:d="m3500 23000c1276 0 427-500 1700-500">
          <text:p/>
        </draw:connector>
        <draw:connector draw:style-name="gr4" draw:text-style-name="P1" draw:layer="layout" draw:type="curve" svg:x1="10.5cm" svg:y1="17.5cm" svg:x2="7.7cm" svg:y2="23.5cm" draw:start-shape="id38" draw:start-glue-point="2" draw:end-shape="id39" draw:end-glue-point="1" svg:d="m10500 17500c0 4000-933 6000-2800 6000">
          <text:p/>
        </draw:connector>
      </draw:page>
      <draw:page draw:name="page5" draw:style-name="dp1" draw:master-page-name="默认">
        <draw:custom-shape draw:style-name="gr14" draw:text-style-name="P4" draw:layer="layout" svg:width="8.5cm" svg:height="1cm" svg:x="5.8cm" svg:y="18.2cm">
          <text:p text:style-name="P5"><text:span text:style-name="T3">union _tagmemlink* </text:span><text:span text:style-name="T4">_pui_nextmem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8cm" svg:y="19.2cm">
          <text:p text:style-name="P5"><text:span text:style-name="T3">char </text:span><text:span text:style-name="T4">_a_cmem[1]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8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9cm">
          <text:p text:style-name="P5"><text:span text:style-name="T3">用户实际使用的内存块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8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5cm" svg:height="2.3cm" svg:x="4.9cm" svg:y="18.2cm">
          <text:p text:style-name="P1"><text:span text:style-name="T3">union _tagmemlink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4" draw:layer="layout" svg:width="8.5cm" svg:height="1cm" svg:x="5.9cm" svg:y="21.9cm">
          <text:p text:style-name="P5"><text:span text:style-name="T3">_memlink_t* </text:span><text:span text:style-name="T4">_apt_memlink[16]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2.9cm">
          <text:p text:style-name="P5"><text:span text:style-name="T3">char** _ppc_allocatemempool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3cm" svg:y="21.7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2.7cm">
          <text:p text:style-name="P5"><text:span text:style-name="T3">已经分配的内存池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174cm" svg:y="21.721cm">
          <text:p text:style-name="P5"><text:span text:style-name="T3">内存列表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5cm" svg:height="6.3cm" svg:x="5cm" svg:y="21.9cm">
          <text:p text:style-name="P1"><text:span text:style-name="T3">struct _tagalloc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4" draw:layer="layout" svg:width="8.5cm" svg:height="1cm" svg:x="5.9cm" svg:y="23.9cm">
          <text:p text:style-name="P5"><text:span text:style-name="T3">char* _pc_mempool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3.7cm">
          <text:p text:style-name="P5"><text:span text:style-name="T3">内存池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4.9cm">
          <text:p text:style-name="P5"><text:span text:style-name="T3">size_t _t_mempoolsize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4.7cm">
          <text:p text:style-name="P5"><text:span text:style-name="T3">内存池的尺寸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5.9cm">
          <text:p text:style-name="P5"><text:span text:style-name="T3">size_t _t_mempoolindex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5.7cm">
          <text:p text:style-name="P5"><text:span text:style-name="T3">内存池的索引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6.9cm">
          <text:p text:style-name="P5"><text:span text:style-name="T3">size_t _t_mempoolcount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6.9cm">
          <text:p text:style-name="P5"><text:span text:style-name="T3">内存池的计数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40" draw:layer="layout" svg:width="1cm" svg:height="1cm" svg:x="2.5cm" svg:y="2.8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2" draw:layer="layout" svg:width="1cm" svg:height="1cm" svg:x="3.5cm" svg:y="2.8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4" draw:layer="layout" svg:width="1cm" svg:height="1cm" svg:x="4.5cm" svg:y="2.8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7" draw:layer="layout" svg:width="1cm" svg:height="1cm" svg:x="17.5cm" svg:y="2.8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6" draw:layer="layout" svg:width="1cm" svg:height="1cm" svg:x="16.5cm" svg:y="2.8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5" draw:layer="layout" svg:width="1cm" svg:height="1cm" svg:x="15.5cm" svg:y="2.8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4" draw:layer="layout" svg:width="1cm" svg:height="1cm" svg:x="12.5cm" svg:y="2.8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3" draw:layer="layout" svg:width="1cm" svg:height="1cm" svg:x="11.5cm" svg:y="2.8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2" draw:layer="layout" svg:width="1cm" svg:height="1cm" svg:x="10.5cm" svg:y="2.8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1" draw:layer="layout" svg:width="1cm" svg:height="1cm" svg:x="9.5cm" svg:y="2.8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0" draw:layer="layout" svg:width="1cm" svg:height="1cm" svg:x="8.5cm" svg:y="2.8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9" draw:layer="layout" svg:width="1cm" svg:height="1cm" svg:x="7.5cm" svg:y="2.8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8" draw:layer="layout" svg:width="1cm" svg:height="1cm" svg:x="6.5cm" svg:y="2.8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6" draw:layer="layout" svg:width="1cm" svg:height="1cm" svg:x="5.5cm" svg:y="2.8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3.5cm" svg:y="1.5cm">
          <text:p text:style-name="P5"><text:span text:style-name="T3">内存池管理列表，每一个都指向一个内存池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id="id41" draw:layer="layout" svg:width="2.5cm" svg:height="3cm" svg:x="2.5cm" svg:y="6cm">
          <text:p text:style-name="P1"><text:span text:style-name="T2">内存池</text:span><text:span text:style-name="T2">#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cm" svg:y1="3.8cm" svg:x2="3.75cm" svg:y2="6cm" draw:start-shape="id40" draw:start-glue-point="2" draw:end-shape="id41" draw:end-glue-point="0" svg:d="m3000 3800c0 1650 750 550 750 2200">
          <text:p/>
        </draw:connector>
        <draw:custom-shape draw:style-name="gr19" draw:text-style-name="P3" draw:id="id43" draw:layer="layout" svg:width="2.5cm" svg:height="1.5cm" svg:x="5.5cm" svg:y="6cm">
          <text:p text:style-name="P1"><text:span text:style-name="T2">内存池</text:span><text:span text:style-name="T2">#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cm" svg:y1="3.8cm" svg:x2="6.75cm" svg:y2="6cm" draw:start-shape="id42" draw:start-glue-point="2" draw:end-shape="id43" draw:end-glue-point="0" svg:d="m4000 3800c0 1650 2750 550 2750 2200">
          <text:p/>
        </draw:connector>
        <draw:custom-shape draw:style-name="gr19" draw:text-style-name="P3" draw:id="id45" draw:layer="layout" svg:width="2.5cm" svg:height="4.5cm" svg:x="8.5cm" svg:y="6cm">
          <text:p text:style-name="P1"><text:span text:style-name="T2">内存池</text:span><text:span text:style-name="T2">#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3.8cm" svg:x2="9.75cm" svg:y2="6cm" draw:start-shape="id44" draw:start-glue-point="2" draw:end-shape="id45" draw:end-glue-point="0" svg:d="m5000 3800c0 1650 4750 550 4750 2200">
          <text:p/>
        </draw:connector>
        <draw:custom-shape draw:style-name="gr20" draw:text-style-name="P6" draw:id="id47" draw:layer="layout" svg:width="1.5cm" svg:height="1cm" svg:x="13cm" svg:y="6cm">
          <text:p text:style-name="P5"><text:span text:style-name="T3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cm" svg:y1="3.8cm" svg:x2="13.75cm" svg:y2="6cm" draw:start-shape="id46" draw:start-glue-point="2" draw:end-shape="id47" svg:d="m6000 3800c0 1650 7750 550 7750 2200">
          <text:p/>
        </draw:connector>
        <draw:connector draw:style-name="gr4" draw:text-style-name="P1" draw:layer="layout" draw:type="curve" svg:x1="7cm" svg:y1="3.8cm" svg:x2="13.75cm" svg:y2="6cm" draw:start-shape="id48" draw:start-glue-point="2" draw:end-shape="id47" draw:end-glue-point="0" svg:d="m7000 3800c0 1650 6750 550 6750 2200">
          <text:p/>
        </draw:connector>
        <draw:connector draw:style-name="gr4" draw:text-style-name="P1" draw:layer="layout" draw:type="curve" svg:x1="8cm" svg:y1="3.8cm" svg:x2="13.75cm" svg:y2="6cm" draw:start-shape="id49" draw:start-glue-point="2" draw:end-shape="id47" draw:end-glue-point="0" svg:d="m8000 3800c0 1650 5750 550 5750 2200">
          <text:p/>
        </draw:connector>
        <draw:connector draw:style-name="gr4" draw:text-style-name="P1" draw:layer="layout" draw:type="curve" svg:x1="9cm" svg:y1="3.8cm" svg:x2="13.75cm" svg:y2="6cm" draw:start-shape="id50" draw:start-glue-point="2" draw:end-shape="id47" svg:d="m9000 3800c0 1650 4750 550 4750 2200">
          <text:p/>
        </draw:connector>
        <draw:connector draw:style-name="gr4" draw:text-style-name="P1" draw:layer="layout" draw:type="curve" svg:x1="10cm" svg:y1="3.8cm" svg:x2="13.75cm" svg:y2="6cm" draw:start-shape="id51" draw:start-glue-point="2" draw:end-shape="id47" svg:d="m10000 3800c0 1650 3750 550 3750 2200">
          <text:p/>
        </draw:connector>
        <draw:connector draw:style-name="gr4" draw:text-style-name="P1" draw:layer="layout" draw:type="curve" svg:x1="11cm" svg:y1="3.8cm" svg:x2="13.75cm" svg:y2="6cm" draw:start-shape="id52" draw:start-glue-point="2" draw:end-shape="id47" draw:end-glue-point="0" svg:d="m11000 3800c0 1650 2750 550 2750 2200">
          <text:p/>
        </draw:connector>
        <draw:connector draw:style-name="gr4" draw:text-style-name="P1" draw:layer="layout" draw:type="curve" svg:x1="12cm" svg:y1="3.8cm" svg:x2="13.75cm" svg:y2="6cm" draw:start-shape="id53" draw:start-glue-point="2" draw:end-shape="id47" svg:d="m12000 3800c0 1650 1750 550 1750 2200">
          <text:p/>
        </draw:connector>
        <draw:connector draw:style-name="gr4" draw:text-style-name="P1" draw:layer="layout" draw:type="curve" svg:x1="13cm" svg:y1="3.8cm" svg:x2="13.75cm" svg:y2="6cm" draw:start-shape="id54" draw:start-glue-point="2" draw:end-shape="id47" svg:d="m13000 3800c0 1650 750 550 750 2200">
          <text:p/>
        </draw:connector>
        <draw:connector draw:style-name="gr4" draw:text-style-name="P1" draw:layer="layout" draw:type="curve" svg:x1="16cm" svg:y1="3.8cm" svg:x2="13.75cm" svg:y2="6cm" draw:start-shape="id55" draw:start-glue-point="2" draw:end-shape="id47" draw:end-glue-point="0" svg:d="m16000 3800c0 1650-2250 550-2250 2200">
          <text:p/>
        </draw:connector>
        <draw:connector draw:style-name="gr4" draw:text-style-name="P1" draw:layer="layout" draw:type="curve" svg:x1="17cm" svg:y1="3.8cm" svg:x2="13.75cm" svg:y2="6cm" draw:start-shape="id56" draw:start-glue-point="2" draw:end-shape="id47" svg:d="m17000 3800c0 1650-3250 550-3250 2200">
          <text:p/>
        </draw:connector>
        <draw:connector draw:style-name="gr4" draw:text-style-name="P1" draw:layer="layout" draw:type="curve" svg:x1="18cm" svg:y1="3.8cm" svg:x2="13.75cm" svg:y2="6cm" draw:start-shape="id57" draw:end-shape="id47" draw:end-glue-point="0" svg:d="m18000 3800c0 1650-4250 550-4250 2200">
          <text:p/>
        </draw:connector>
      </draw:page>
      <draw:page draw:name="page6" draw:style-name="dp1" draw:master-page-name="默认">
        <draw:custom-shape draw:style-name="gr8" draw:text-style-name="P2" draw:id="id83" draw:layer="layout" svg:width="1cm" svg:height="1cm" svg:x="3cm" svg:y="2.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2.4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2.4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8cm" svg:y="2.4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cm" svg:y="2.4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cm" svg:y="2.4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cm" svg:y="2.4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8" draw:layer="layout" svg:width="1cm" svg:height="1cm" svg:x="14cm" svg:y="2.4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2.4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2.4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2.4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2" draw:layer="layout" svg:width="1cm" svg:height="1cm" svg:x="10cm" svg:y="2.4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2.4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2.4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2.4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0" draw:layer="layout" svg:width="1cm" svg:height="1cm" svg:x="6cm" svg:y="2.4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.5cm" svg:height="1.5cm" svg:x="12cm" svg:y="4.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59" draw:layer="layout" svg:width="2.5cm" svg:height="1.5cm" svg:x="12cm" svg:y="6.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7.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9.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id="id80" draw:layer="layout" svg:width="2.5cm" svg:height="3cm" svg:x="12cm" svg:y="10.9cm">
          <text:p text:style-name="P1"><text:span text:style-name="T2">内存池中</text:span></text:p>
          <text:p text:style-name="P1"><text:span text:style-name="T2">还没有使用</text:span></text:p>
          <text:p text:style-name="P1"><text:span text:style-name="T2">的部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1.195cm" svg:x1="14.5cm" svg:y1="3.4cm" svg:x2="12cm" svg:y2="7.15cm" draw:start-shape="id58" draw:start-glue-point="2" draw:end-shape="id59" draw:end-glue-point="3" svg:d="m14500 3400c0 457-1501 381-2314 1204s-937 2546-186 2546">
          <text:p/>
        </draw:connector>
        <draw:line draw:style-name="gr15" draw:text-style-name="P1" draw:layer="layout" svg:x1="12.2cm" svg:y1="7.4cm" svg:x2="12.2cm" svg:y2="8.4cm">
          <text:p/>
        </draw:line>
        <draw:line draw:style-name="gr15" draw:text-style-name="P1" draw:layer="layout" svg:x1="12.2cm" svg:y1="9cm" svg:x2="12.2cm" svg:y2="10cm">
          <text:p/>
        </draw:line>
        <draw:line draw:style-name="gr16" draw:text-style-name="P3" draw:layer="layout" svg:x1="10.9cm" svg:y1="10.6cm" svg:x2="12.4cm" svg:y2="10.6cm">
          <text:p text:style-name="P1"><text:span text:style-name="T2">NULL <text:s text:c="11"/></text:span></text:p>
        </draw:line>
        <draw:custom-shape draw:style-name="gr18" draw:text-style-name="P3" draw:layer="layout" svg:width="2.5cm" svg:height="0.5cm" svg:x="5.2cm" svg:y="4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61" draw:layer="layout" svg:width="2.5cm" svg:height="0.5cm" svg:x="5.2cm" svg:y="5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5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6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6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7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5cm" svg:y1="3.4cm" svg:x2="7.7cm" svg:y2="5.65cm" draw:start-shape="id60" draw:start-glue-point="2" draw:end-shape="id61" draw:end-glue-point="1" svg:d="m6500 3400c0 1500 851 1250 1339 1437s612 813-139 813">
          <text:p/>
        </draw:connector>
        <draw:line draw:style-name="gr15" draw:text-style-name="P1" draw:layer="layout" svg:x1="5.4cm" svg:y1="5.6cm" svg:x2="5.4cm" svg:y2="6.1cm">
          <text:p/>
        </draw:line>
        <draw:line draw:style-name="gr15" draw:text-style-name="P1" draw:layer="layout" svg:x1="5.4cm" svg:y1="6.2cm" svg:x2="5.4cm" svg:y2="6.7cm">
          <text:p/>
        </draw:line>
        <draw:line draw:style-name="gr15" draw:text-style-name="P1" draw:layer="layout" svg:x1="5.4cm" svg:y1="6.7cm" svg:x2="5.4cm" svg:y2="7.2cm">
          <text:p/>
        </draw:line>
        <draw:line draw:style-name="gr15" draw:text-style-name="P1" draw:layer="layout" svg:x1="5.4cm" svg:y1="7.2cm" svg:x2="5.4cm" svg:y2="7.7cm">
          <text:p/>
        </draw:line>
        <draw:line draw:style-name="gr16" draw:text-style-name="P3" draw:layer="layout" svg:x1="4cm" svg:y1="7.8cm" svg:x2="5.5cm" svg:y2="7.8cm">
          <text:p text:style-name="P1"><text:span text:style-name="T2">NULL <text:s text:c="11"/></text:span></text:p>
        </draw:line>
        <draw:custom-shape draw:style-name="gr18" draw:text-style-name="P3" draw:layer="layout" svg:width="2.5cm" svg:height="1cm" svg:x="5.2cm" svg:y="7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63" draw:layer="layout" svg:width="2.5cm" svg:height="1cm" svg:x="5.2cm" svg:y="8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9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10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78" draw:layer="layout" svg:width="2.5cm" svg:height="1cm" svg:x="5.2cm" svg:y="11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5cm" svg:y1="9.4cm" svg:x2="5.5cm" svg:y2="10.4cm">
          <text:p/>
        </draw:line>
        <draw:line draw:style-name="gr15" draw:text-style-name="P1" draw:layer="layout" svg:x1="5.5cm" svg:y1="10.5cm" svg:x2="5.5cm" svg:y2="11.5cm">
          <text:p/>
        </draw:line>
        <draw:line draw:style-name="gr15" draw:text-style-name="P1" draw:layer="layout" svg:x1="5.5cm" svg:y1="11.5cm" svg:x2="5.5cm" svg:y2="12.5cm">
          <text:p/>
        </draw:line>
        <draw:line draw:style-name="gr16" draw:text-style-name="P3" draw:layer="layout" svg:x1="4.2cm" svg:y1="12.7cm" svg:x2="5.7cm" svg:y2="12.7cm">
          <text:p text:style-name="P1"><text:span text:style-name="T2">NULL <text:s text:c="11"/></text:span></text:p>
        </draw:line>
        <draw:connector draw:style-name="gr4" draw:text-style-name="P1" draw:layer="layout" draw:type="curve" svg:x1="10.5cm" svg:y1="3.4cm" svg:x2="7.7cm" svg:y2="9.4cm" draw:start-shape="id62" draw:start-glue-point="2" draw:end-shape="id63" draw:end-glue-point="1" svg:d="m10500 3400c0 4000-933 6000-2800 6000">
          <text:p/>
        </draw:connector>
        <draw:custom-shape draw:style-name="gr14" draw:text-style-name="P4" draw:id="id82" draw:layer="layout" svg:width="8.5cm" svg:height="1cm" svg:x="5.5cm" svg:y="20.8cm">
          <text:p text:style-name="P5"><text:span text:style-name="T3">_memlink_t* </text:span><text:span text:style-name="T4">_apt_memlink[16]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id="id84" draw:layer="layout" svg:width="8.5cm" svg:height="1cm" svg:x="5.5cm" svg:y="21.8cm">
          <text:p text:style-name="P5"><text:span text:style-name="T3">byte_t** _ppby_mempool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id="id81" draw:layer="layout" svg:width="8.5cm" svg:height="1cm" svg:x="5.5cm" svg:y="22.8cm">
          <text:p text:style-name="P5"><text:span text:style-name="T3">byte_t* _pby_mempool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3.8cm">
          <text:p text:style-name="P5"><text:span text:style-name="T3">size_t _t_mempoolsize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4.8cm">
          <text:p text:style-name="P5"><text:span text:style-name="T3">size_t _t_mempoolindex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5.8cm">
          <text:p text:style-name="P5"><text:span text:style-name="T3">size_t _t_mempoolcoun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77" draw:layer="layout" svg:width="1cm" svg:height="1cm" svg:x="2.5cm" svg:y="15.6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9" draw:layer="layout" svg:width="1cm" svg:height="1cm" svg:x="3.5cm" svg:y="15.6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4" draw:layer="layout" svg:width="1cm" svg:height="1cm" svg:x="4.5cm" svg:y="15.6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6" draw:layer="layout" svg:width="1cm" svg:height="1cm" svg:x="17.5cm" svg:y="15.6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5" draw:layer="layout" svg:width="1cm" svg:height="1cm" svg:x="16.5cm" svg:y="15.6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4" draw:layer="layout" svg:width="1cm" svg:height="1cm" svg:x="15.5cm" svg:y="15.6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15.6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15.6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3" draw:layer="layout" svg:width="1cm" svg:height="1cm" svg:x="12.5cm" svg:y="15.6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2" draw:layer="layout" svg:width="1cm" svg:height="1cm" svg:x="11.5cm" svg:y="15.6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1" draw:layer="layout" svg:width="1cm" svg:height="1cm" svg:x="10.5cm" svg:y="15.6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0" draw:layer="layout" svg:width="1cm" svg:height="1cm" svg:x="9.5cm" svg:y="15.6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9" draw:layer="layout" svg:width="1cm" svg:height="1cm" svg:x="8.5cm" svg:y="15.6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8" draw:layer="layout" svg:width="1cm" svg:height="1cm" svg:x="7.5cm" svg:y="15.6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7" draw:layer="layout" svg:width="1cm" svg:height="1cm" svg:x="6.5cm" svg:y="15.6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6" draw:layer="layout" svg:width="1cm" svg:height="1cm" svg:x="5.5cm" svg:y="15.6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16.6cm" svg:x2="13.75cm" svg:y2="18.8cm" draw:start-shape="id64" draw:start-glue-point="2" draw:end-shape="id65" svg:d="m5000 16600c0 1650 8750 550 8750 2200">
          <text:p/>
        </draw:connector>
        <draw:custom-shape draw:style-name="gr20" draw:text-style-name="P6" draw:id="id65" draw:layer="layout" svg:width="1.5cm" svg:height="1cm" svg:x="13cm" svg:y="18.8cm">
          <text:p text:style-name="P5"><text:span text:style-name="T3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cm" svg:y1="16.6cm" svg:x2="13.75cm" svg:y2="18.8cm" draw:start-shape="id66" draw:start-glue-point="2" draw:end-shape="id65" svg:d="m6000 16600c0 1650 7750 550 7750 2200">
          <text:p/>
        </draw:connector>
        <draw:connector draw:style-name="gr4" draw:text-style-name="P1" draw:layer="layout" draw:type="curve" svg:x1="7cm" svg:y1="16.6cm" svg:x2="13.75cm" svg:y2="18.8cm" draw:start-shape="id67" draw:start-glue-point="2" draw:end-shape="id65" draw:end-glue-point="0" svg:d="m7000 16600c0 1650 6750 550 6750 2200">
          <text:p/>
        </draw:connector>
        <draw:connector draw:style-name="gr4" draw:text-style-name="P1" draw:layer="layout" draw:type="curve" svg:x1="8cm" svg:y1="16.6cm" svg:x2="13.75cm" svg:y2="18.8cm" draw:start-shape="id68" draw:start-glue-point="2" draw:end-shape="id65" draw:end-glue-point="0" svg:d="m8000 16600c0 1650 5750 550 5750 2200">
          <text:p/>
        </draw:connector>
        <draw:connector draw:style-name="gr4" draw:text-style-name="P1" draw:layer="layout" draw:type="curve" svg:x1="9cm" svg:y1="16.6cm" svg:x2="13.75cm" svg:y2="18.8cm" draw:start-shape="id69" draw:start-glue-point="2" draw:end-shape="id65" svg:d="m9000 16600c0 1650 4750 550 4750 2200">
          <text:p/>
        </draw:connector>
        <draw:connector draw:style-name="gr4" draw:text-style-name="P1" draw:layer="layout" draw:type="curve" svg:x1="10cm" svg:y1="16.6cm" svg:x2="13.75cm" svg:y2="18.8cm" draw:start-shape="id70" draw:start-glue-point="2" draw:end-shape="id65" svg:d="m10000 16600c0 1650 3750 550 3750 2200">
          <text:p/>
        </draw:connector>
        <draw:connector draw:style-name="gr4" draw:text-style-name="P1" draw:layer="layout" draw:type="curve" svg:x1="11cm" svg:y1="16.6cm" svg:x2="13.75cm" svg:y2="18.8cm" draw:start-shape="id71" draw:start-glue-point="2" draw:end-shape="id65" draw:end-glue-point="0" svg:d="m11000 16600c0 1650 2750 550 2750 2200">
          <text:p/>
        </draw:connector>
        <draw:connector draw:style-name="gr4" draw:text-style-name="P1" draw:layer="layout" draw:type="curve" svg:x1="12cm" svg:y1="16.6cm" svg:x2="13.75cm" svg:y2="18.8cm" draw:start-shape="id72" draw:start-glue-point="2" draw:end-shape="id65" svg:d="m12000 16600c0 1650 1750 550 1750 2200">
          <text:p/>
        </draw:connector>
        <draw:connector draw:style-name="gr4" draw:text-style-name="P1" draw:layer="layout" draw:type="curve" svg:x1="13cm" svg:y1="16.6cm" svg:x2="13.75cm" svg:y2="18.8cm" draw:start-shape="id73" draw:start-glue-point="2" draw:end-shape="id65" svg:d="m13000 16600c0 1650 750 550 750 2200">
          <text:p/>
        </draw:connector>
        <draw:connector draw:style-name="gr4" draw:text-style-name="P1" draw:layer="layout" draw:type="curve" svg:x1="16cm" svg:y1="16.6cm" svg:x2="13.75cm" svg:y2="18.8cm" draw:start-shape="id74" draw:start-glue-point="2" draw:end-shape="id65" draw:end-glue-point="0" svg:d="m16000 16600c0 1650-2250 550-2250 2200">
          <text:p/>
        </draw:connector>
        <draw:connector draw:style-name="gr4" draw:text-style-name="P1" draw:layer="layout" draw:type="curve" svg:x1="17cm" svg:y1="16.6cm" svg:x2="13.75cm" svg:y2="18.8cm" draw:start-shape="id75" draw:start-glue-point="2" draw:end-shape="id65" svg:d="m17000 16600c0 1650-3250 550-3250 2200">
          <text:p/>
        </draw:connector>
        <draw:connector draw:style-name="gr4" draw:text-style-name="P1" draw:layer="layout" draw:type="curve" svg:x1="18cm" svg:y1="16.6cm" svg:x2="13.75cm" svg:y2="18.8cm" draw:start-shape="id76" draw:end-shape="id65" draw:end-glue-point="0" svg:d="m18000 16600c0 1650-4250 550-4250 2200">
          <text:p/>
        </draw:connector>
        <draw:connector draw:style-name="gr4" draw:text-style-name="P1" draw:layer="layout" draw:type="curve" svg:x1="3cm" svg:y1="15.6cm" svg:x2="6.45cm" svg:y2="12.9cm" draw:start-shape="id77" draw:start-glue-point="0" draw:end-shape="id78" svg:d="m3000 15600c0-2025 3450-675 3450-2700">
          <text:p/>
        </draw:connector>
        <draw:connector draw:style-name="gr4" draw:text-style-name="P1" draw:layer="layout" draw:type="curve" svg:x1="4cm" svg:y1="15.6cm" svg:x2="13.25cm" svg:y2="13.9cm" draw:start-shape="id79" draw:start-glue-point="0" draw:end-shape="id80" draw:end-glue-point="2" svg:d="m4000 15600c0-1275 9250-425 9250-1700">
          <text:p/>
        </draw:connector>
        <draw:connector draw:style-name="gr4" draw:text-style-name="P1" draw:layer="layout" draw:type="curve" draw:line-skew="4.327cm" svg:x1="14cm" svg:y1="23.3cm" svg:x2="14.594cm" svg:y2="10.878cm" draw:start-shape="id81" draw:start-glue-point="1" svg:d="m14000 23300c7312 0 7015-12422 594-12422">
          <text:p/>
        </draw:connector>
        <draw:connector draw:style-name="gr4" draw:text-style-name="P1" draw:layer="layout" draw:type="curve" draw:line-skew="-0.624cm" svg:x1="5.5cm" svg:y1="21.3cm" svg:x2="3cm" svg:y2="2.9cm" draw:start-shape="id82" draw:start-glue-point="3" draw:end-shape="id83" draw:end-glue-point="3" svg:d="m5500 21300c-5437 0-4187-18400-2500-18400">
          <text:p/>
        </draw:connector>
        <draw:connector draw:style-name="gr4" draw:text-style-name="P1" draw:layer="layout" draw:type="curve" draw:line-skew="0.374cm -0.2cm" svg:x1="14cm" svg:y1="22.3cm" svg:x2="2.5cm" svg:y2="16.1cm" draw:start-shape="id84" draw:start-glue-point="1" draw:end-shape="id77" draw:end-glue-point="3" svg:d="m14000 22300c1312 0 875-3300-5563-3300s-6688-2900-5937-2900">
          <text:p/>
        </draw:connector>
      </draw:page>
      <draw:page draw:name="page7" draw:style-name="dp1" draw:master-page-name="默认">
        <draw:custom-shape draw:style-name="gr8" draw:text-style-name="P2" draw:layer="layout" svg:width="1cm" svg:height="1cm" svg:x="2.5cm" svg:y="3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3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85" draw:layer="layout" svg:width="1cm" svg:height="1cm" svg:x="4.5cm" svg:y="3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3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89" draw:layer="layout" svg:width="1cm" svg:height="1cm" svg:x="16.5cm" svg:y="3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3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3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3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3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3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3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92" draw:layer="layout" svg:width="1cm" svg:height="1cm" svg:x="9.5cm" svg:y="3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3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3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3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3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2.5cm" svg:y="1.5cm">
          <text:p text:style-name="P5"><text:span text:style-name="T3">保存类型信息的全局哈希结构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86" draw:layer="layout" svg:width="2.5cm" svg:height="1cm" svg:x="4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4cm" svg:x2="5.25cm" svg:y2="5.5cm" draw:start-shape="id85" draw:start-glue-point="2" draw:end-shape="id86" draw:end-glue-point="0" svg:d="m5000 4000c0 1125 250 375 250 1500">
          <text:p/>
        </draw:connector>
        <draw:custom-shape draw:style-name="gr14" draw:text-style-name="P3" draw:id="id87" draw:layer="layout" svg:width="2.5cm" svg:height="1cm" svg:x="4cm" svg:y="7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5cm" svg:y1="6.5cm" svg:x2="5.25cm" svg:y2="7.5cm" draw:start-shape="id86" draw:start-glue-point="2" draw:end-shape="id87" draw:end-glue-point="0" svg:d="m5250 6500v1000">
          <text:p/>
        </draw:connector>
        <draw:custom-shape draw:style-name="gr14" draw:text-style-name="P3" draw:id="id88" draw:layer="layout" svg:width="2.5cm" svg:height="1cm" svg:x="4cm" svg:y="9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5cm" svg:y1="8.5cm" svg:x2="5.25cm" svg:y2="9.5cm" draw:start-shape="id87" draw:start-glue-point="2" draw:end-shape="id88" draw:end-glue-point="0" svg:d="m5250 8500v1000">
          <text:p/>
        </draw:connector>
        <draw:line draw:style-name="gr16" draw:text-style-name="P3" draw:layer="layout" svg:x1="2.5cm" svg:y1="10cm" svg:x2="4cm" svg:y2="10cm">
          <text:p text:style-name="P1"><text:span text:style-name="T2">NULL <text:s text:c="11"/></text:span></text:p>
        </draw:line>
        <draw:custom-shape draw:style-name="gr14" draw:text-style-name="P3" draw:id="id93" draw:layer="layout" svg:width="2.5cm" svg:height="1cm" svg:x="9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8cm" svg:y1="6cm" svg:x2="9.5cm" svg:y2="6cm">
          <text:p text:style-name="P1"><text:span text:style-name="T2">NULL <text:s text:c="11"/></text:span></text:p>
        </draw:line>
        <draw:custom-shape draw:style-name="gr14" draw:text-style-name="P3" draw:id="id90" draw:layer="layout" svg:width="2.5cm" svg:height="1cm" svg:x="16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cm" svg:y1="4cm" svg:x2="17.25cm" svg:y2="5.5cm" draw:start-shape="id89" draw:start-glue-point="2" draw:end-shape="id90" draw:end-glue-point="0" svg:d="m17000 4000c0 1125 250 375 250 1500">
          <text:p/>
        </draw:connector>
        <draw:custom-shape draw:style-name="gr14" draw:text-style-name="P3" draw:id="id91" draw:layer="layout" svg:width="2.5cm" svg:height="1cm" svg:x="16cm" svg:y="7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.25cm" svg:y1="6.5cm" svg:x2="17.25cm" svg:y2="7.5cm" draw:start-shape="id90" draw:start-glue-point="2" draw:end-shape="id91" draw:end-glue-point="0" svg:d="m17250 6500v1000">
          <text:p/>
        </draw:connector>
        <draw:connector draw:style-name="gr4" draw:text-style-name="P1" draw:layer="layout" draw:type="curve" svg:x1="10cm" svg:y1="4cm" svg:x2="10.25cm" svg:y2="5.5cm" draw:start-shape="id92" draw:start-glue-point="2" draw:end-shape="id93" draw:end-glue-point="0" svg:d="m10000 4000c0 1125 250 375 250 1500">
          <text:p/>
        </draw:connector>
        <draw:custom-shape draw:style-name="gr19" draw:text-style-name="P3" draw:id="id94" draw:layer="layout" svg:width="4cm" svg:height="3cm" svg:x="11.5cm" svg:y="10cm">
          <text:p text:style-name="P1"><text:span text:style-name="T2">类型的信息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5cm" svg:y1="8cm" svg:x2="16.5cm" svg:y2="8cm">
          <text:p text:style-name="P1"><text:span text:style-name="T2">NULL <text:s text:c="11"/></text:span></text:p>
        </draw:line>
        <draw:connector draw:style-name="gr4" draw:text-style-name="P1" draw:layer="layout" draw:type="curve" svg:x1="11.5cm" svg:y1="6cm" svg:x2="13.5cm" svg:y2="10cm" draw:start-shape="id93" draw:start-glue-point="1" draw:end-shape="id94" svg:d="m11500 6000c1334 0 2000 1333 2000 4000">
          <text:p/>
        </draw:connector>
        <draw:connector draw:style-name="gr22" draw:text-style-name="P1" draw:layer="layout" draw:type="curve" svg:x1="18.5cm" svg:y1="8cm" svg:x2="13.5cm" svg:y2="10cm" draw:start-shape="id91" draw:start-glue-point="1" draw:end-shape="id94" draw:end-glue-point="0" svg:d="m18500 8000c751 0 626 625-811 844s-4189 31-4189 1156">
          <text:p/>
        </draw:connector>
        <draw:custom-shape draw:style-name="gr13" draw:text-style-name="P3" draw:id="id95" draw:layer="layout" svg:width="1cm" svg:height="1cm" svg:x="10.5cm" svg:y="1.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0.5cm" svg:y1="2cm" svg:x2="10cm" svg:y2="3cm" draw:start-shape="id95" draw:start-glue-point="3" draw:end-shape="id92" draw:end-glue-point="0" svg:d="m10500 2000c-334 0-500 333-500 1000">
          <text:p/>
        </draw:connector>
        <draw:custom-shape draw:style-name="gr13" draw:text-style-name="P3" draw:layer="layout" svg:width="1cm" svg:height="1cm" svg:x="9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cm" svg:height="1cm" svg:x="10cm" svg:y="11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id="id96" draw:layer="layout" svg:width="1cm" svg:height="1cm" svg:x="15.5cm" svg:y="1.5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.5cm" svg:y1="2cm" svg:x2="17cm" svg:y2="3cm" draw:start-shape="id96" draw:start-glue-point="1" draw:end-shape="id89" draw:end-glue-point="0" svg:d="m16500 2000c334 0 500 333 500 1000">
          <text:p/>
        </draw:connector>
        <draw:custom-shape draw:style-name="gr13" draw:text-style-name="P3" draw:layer="layout" svg:width="1cm" svg:height="1cm" svg:x="17cm" svg:y="9.5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97" draw:layer="layout" svg:width="2.5cm" svg:height="1cm" svg:x="3cm" svg:y="18.5cm">
          <text:p text:style-name="P1"><text:span text:style-name="T2">START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3.5cm" svg:y="21cm">
          <text:p text:style-name="P5"><text:span text:style-name="T3">spac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.617cm" svg:y1="19.046cm" svg:x2="3cm" svg:y2="19cm" draw:end-shape="id97" draw:end-glue-point="3" svg:d="m1617 19046 1383-46">
          <text:p/>
        </draw:connector>
        <draw:custom-shape draw:style-name="gr23" draw:text-style-name="P3" draw:id="id99" draw:layer="layout" svg:width="2.5cm" svg:height="1cm" svg:x="15cm" svg:y="18.5cm">
          <text:p text:style-name="P1"><text:span text:style-name="T2">ACCEP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98" draw:layer="layout" svg:width="3.5cm" svg:height="1cm" svg:x="8.5cm" svg:y="16.5cm">
          <text:p text:style-name="P1"><text:span text:style-name="T2">IN_IDENTIFI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5cm" svg:y1="19cm" svg:x2="8.5cm" svg:y2="17cm" draw:start-shape="id97" draw:start-glue-point="1" draw:end-shape="id98" draw:end-glue-point="3" svg:d="m5500 19000 3000-2000">
          <text:p/>
        </draw:connector>
        <draw:connector draw:style-name="gr4" draw:text-style-name="P1" draw:layer="layout" draw:type="line" svg:x1="12cm" svg:y1="17cm" svg:x2="15cm" svg:y2="19cm" draw:start-shape="id98" draw:start-glue-point="1" draw:end-shape="id99" draw:end-glue-point="3" svg:d="m12000 17000 3000 2000">
          <text:p/>
        </draw:connector>
        <draw:connector draw:style-name="gr4" draw:text-style-name="P1" draw:layer="layout" draw:type="curve" draw:line-skew="0cm 3.001cm" svg:x1="3cm" svg:y1="19cm" svg:x2="5.5cm" svg:y2="19cm" draw:start-shape="id97" draw:start-glue-point="3" draw:end-shape="id97" draw:end-glue-point="1" svg:d="m3000 19000c-751 0-501 2000 1250 2000s2001-2000 1250-2000">
          <text:p/>
        </draw:connector>
        <draw:connector draw:style-name="gr4" draw:text-style-name="P1" draw:layer="layout" draw:type="line" svg:x1="5.5cm" svg:y1="19cm" svg:x2="15cm" svg:y2="19cm" draw:start-shape="id97" draw:start-glue-point="1" draw:end-shape="id99" draw:end-glue-point="3" svg:d="m5500 19000h9500">
          <text:p/>
        </draw:connector>
        <draw:custom-shape draw:style-name="gr20" draw:text-style-name="P6" draw:layer="layout" svg:width="1.5cm" svg:height="1cm" svg:x="9.5cm" svg:y="19.5cm">
          <text:p text:style-name="P5"><text:span text:style-name="T3">&lt;|,|&gt;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5cm" svg:y="17cm">
          <text:p text:style-name="P5"><text:span text:style-name="T3">letter|_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9.458cm" svg:y="14.353cm">
          <text:p text:style-name="P5"><text:span text:style-name="T3">letter|digit|_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0cm -0.499cm" svg:x1="8.5cm" svg:y1="17cm" svg:x2="12cm" svg:y2="17cm" draw:start-shape="id98" draw:start-glue-point="3" draw:end-shape="id98" draw:end-glue-point="1" svg:d="m8500 17000c-751 0-501-1500 1750-1500s2501 1500 1750 1500">
          <text:p/>
        </draw:connector>
        <draw:custom-shape draw:style-name="gr20" draw:text-style-name="P6" draw:layer="layout" svg:width="1.5cm" svg:height="1cm" svg:x="14cm" svg:y="16.5cm">
          <text:p text:style-name="P5"><text:span text:style-name="T3">oth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4.6cm" svg:y="26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6cm" svg:y="26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6cm" svg:y="26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6cm" svg:y="26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6cm" svg:y="26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6cm" svg:y="26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6cm" svg:y="26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6cm" svg:y="26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6cm" svg:y="26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6cm" svg:y="26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6cm" svg:y="26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cm" svg:height="1cm" svg:x="15.6cm" svg:y="26cm">
          <text:p text:style-name="P1"><text:span text:style-name="T2">NUL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7cm" svg:height="0.9cm" svg:x="4.4cm" svg:y="23.5cm">
          <text:p text:style-name="P1"><text:span text:style-name="T5">起点</text:span></text:p>
          <draw:enhanced-geometry svg:viewBox="0 0 21600 21600" draw:text-areas="800 800 20800 20800" draw:type="round-rectangular-callout" draw:modifiers="8736.50793650794 60580.6881243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7" draw:layer="layout" svg:width="1.7cm" svg:height="0.9cm" svg:x="15.4cm" svg:y="23.5cm">
          <text:p text:style-name="P1"><text:span text:style-name="T5">终点</text:span></text:p>
          <draw:enhanced-geometry svg:viewBox="0 0 21600 21600" draw:text-areas="800 800 20800 20800" draw:type="round-rectangular-callout" draw:modifiers="8736.50793650794 60580.6881243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默认">
        <draw:custom-shape draw:style-name="gr8" draw:text-style-name="P2" draw:layer="layout" svg:width="1cm" svg:height="1cm" svg:x="3cm" svg:y="3.5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3.5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3.5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3.5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3.5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3.5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3.5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3.5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3.5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3.5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measurelines" svg:x1="3cm" svg:y1="3.6cm" svg:x2="12cm" svg:y2="3.6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measurelines" svg:x1="12cm" svg:y1="3.6cm" svg:x2="17.5cm" svg:y2="3.6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3cm" svg:y="8.4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8.4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8.4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8.4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8.4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8.4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8.4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8.4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8.4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8.4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8.5cm" svg:x2="12cm" svg:y2="8.5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layout" svg:x1="12cm" svg:y1="8.5cm" svg:x2="17.5cm" svg:y2="8.5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3cm" svg:y="14.2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4.2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4.2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4.2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4.2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4.2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4.2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4.2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4.2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4.2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14.3cm" svg:x2="13cm" svg:y2="14.3cm">
          <text:p text:style-name="P8"><text:span text:style-name="T6"><text:measure text:kind="gap"/></text:span><text:span text:style-name="T6">容器中的数据</text:span></text:p>
        </draw:measure>
        <draw:custom-shape draw:style-name="gr8" draw:text-style-name="P3" draw:layer="layout" svg:width="1cm" svg:height="1cm" svg:x="12cm" svg:y="14.2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13cm" svg:y1="14.3cm" svg:x2="17.5cm" svg:y2="14.3cm">
          <text:p text:style-name="P8"><text:span text:style-name="T6">未使用的内存</text:span><text:span text:style-name="T6"><text:measure text:kind="gap"/></text:span></text:p>
        </draw:measure>
        <draw:custom-shape draw:style-name="gr14" draw:text-style-name="P3" draw:layer="layout" svg:width="0.5cm" svg:height="2.5cm" svg:x="7.5cm" svg:y="10cm">
          <text:p text:style-name="P1"><text:span text:style-name="T7">删除数据</text:span><text:span text:style-name="T2"> <text:s text:c="1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1.5cm" svg:y="10cm">
          <text:p text:style-name="P1"><text:s text:c="8"/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cm" svg:height="1cm" svg:x="3cm" svg:y="17.9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7.9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7.9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7.9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7.9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7.9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7.9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7.9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7.9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7.9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18cm" svg:x2="12cm" svg:y2="18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layout" svg:x1="12cm" svg:y1="18cm" svg:x2="17.5cm" svg:y2="18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2.969cm" svg:y="24.2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969cm" svg:y="24.2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969cm" svg:y="24.2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10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9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8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969cm" svg:y="24.2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969cm" svg:y="24.2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969cm" svg:y="24.2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5cm" svg:height="1cm" svg:x="14.969cm" svg:y="24.2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2.969cm" svg:y1="24.3cm" svg:x2="15cm" svg:y2="24.3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7" draw:layer="layout" svg:x1="15cm" svg:y1="24.3cm" svg:x2="17.469cm" svg:y2="24.3cm">
          <text:p text:style-name="P9"><text:span text:style-name="T8">未使用的内存</text:span><text:span text:style-name="T6"><text:measure text:kind="gap"/></text:span></text:p>
        </draw:measure>
        <draw:custom-shape draw:style-name="gr14" draw:text-style-name="P3" draw:layer="layout" svg:width="0.5cm" svg:height="2.5cm" svg:x="7.5cm" svg:y="19.5cm">
          <text:p text:style-name="P1"><text:span text:style-name="T7">删除数据</text:span><text:span text:style-name="T2"> <text:s text:c="1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1.5cm" svg:y="19.5cm">
          <text:p text:style-name="P1"><text:s text:c="8"/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1cm" svg:height="1cm" svg:x="11.969cm" svg:y="24.2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969cm" svg:y="24.2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969cm" svg:y="24.2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5cm" svg:height="2cm" svg:x="11cm" svg:y="24.8cm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" draw:layer="layout" svg:width="2.5cm" svg:height="2cm" svg:x="11cm" svg:y="22.6cm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9" draw:style-name="dp1" draw:master-page-name="默认">
        <draw:custom-shape draw:style-name="gr8" draw:text-style-name="P2" draw:id="id100" draw:layer="layout" svg:width="1cm" svg:height="1cm" svg:x="3cm" svg:y="4.1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4.1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102" draw:layer="layout" svg:width="1cm" svg:height="1cm" svg:x="5cm" svg:y="4.1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4.1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4.1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4.1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103" draw:layer="layout" svg:width="1cm" svg:height="1cm" svg:x="8cm" svg:y="4.1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4.1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4.1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4.1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3.491cm" svg:y1="6.522cm" svg:x2="3.5cm" svg:y2="5.1cm" draw:end-shape="id100" draw:end-glue-point="2" svg:d="m3491 6522c0-690 9 21 9-1422">
          <text:p text:style-name="P1">begin <text:s text:c="8"/></text:p>
        </draw:connector>
        <draw:custom-shape draw:style-name="gr30" draw:text-style-name="P3" draw:id="id101" draw:layer="layout" svg:width="1cm" svg:height="1cm" svg:x="12cm" svg:y="4.1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12.604cm" svg:y1="6.504cm" svg:x2="12.5cm" svg:y2="5.1cm" draw:end-shape="id101" draw:end-glue-point="2" svg:d="m12604 6504c0-676-104 25-104-1404">
          <text:p text:style-name="P1"><text:s text:c="6"/>end</text:p>
        </draw:connector>
        <draw:connector draw:style-name="gr4" draw:text-style-name="P1" draw:layer="layout" draw:type="curve" svg:x1="5.365cm" svg:y1="1.488cm" svg:x2="5.5cm" svg:y2="4.1cm" draw:end-shape="id102" draw:end-glue-point="0" svg:d="m5365 1488c0 1584 135 278 135 2612">
          <text:p/>
        </draw:connector>
        <draw:connector draw:style-name="gr4" draw:text-style-name="P1" draw:layer="layout" draw:type="curve" svg:x1="8.452cm" svg:y1="1.561cm" svg:x2="8.5cm" svg:y2="4.1cm" draw:end-shape="id103" draw:end-glue-point="0" svg:d="m8452 1561c0 1528 48 259 48 2539">
          <text:p/>
        </draw:connector>
        <draw:line draw:style-name="gr29" draw:text-style-name="P1" draw:layer="layout" svg:x1="5.5cm" svg:y1="2cm" svg:x2="8.5cm" svg:y2="2cm">
          <text:p text:style-name="P1">next_n</text:p>
          <text:p text:style-name="P1"/>
        </draw:line>
        <draw:line draw:style-name="gr31" draw:text-style-name="P1" draw:layer="layout" svg:x1="5.5cm" svg:y1="2.5cm" svg:x2="8.5cm" svg:y2="2.5cm">
          <text:p text:style-name="P1"/>
          <text:p text:style-name="P1">prev_n</text:p>
        </draw:line>
        <draw:custom-shape draw:style-name="gr8" draw:text-style-name="P2" draw:layer="layout" svg:width="1cm" svg:height="1cm" svg:x="3cm" svg:y="10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0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0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0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0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0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0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0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0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0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8.5cm" svg:x2="3cm" svg:y2="10cm">
          <text:p/>
        </draw:line>
        <draw:line draw:style-name="gr4" draw:text-style-name="P1" draw:layer="layout" svg:x1="12cm" svg:y1="8.5cm" svg:x2="12cm" svg:y2="10cm">
          <text:p/>
        </draw:line>
        <draw:line draw:style-name="gr4" draw:text-style-name="P1" draw:layer="layout" svg:x1="17.5cm" svg:y1="8.5cm" svg:x2="17.5cm" svg:y2="10cm">
          <text:p/>
        </draw:line>
        <draw:rect draw:style-name="gr32" draw:text-style-name="P1" draw:layer="layout" svg:width="3cm" svg:height="1cm" svg:x="3.1cm" svg:y="7.5cm">
          <text:p text:style-name="P1">_pc_start</text:p>
        </draw:rect>
        <draw:rect draw:style-name="gr32" draw:text-style-name="P1" draw:layer="layout" svg:width="3cm" svg:height="1cm" svg:x="9cm" svg:y="7.5cm">
          <text:p text:style-name="P1">_pc_end</text:p>
        </draw:rect>
        <draw:rect draw:style-name="gr32" draw:text-style-name="P1" draw:layer="layout" svg:width="3cm" svg:height="1cm" svg:x="14cm" svg:y="7.5cm">
          <text:p text:style-name="P1">_pc_endofstorage</text:p>
        </draw:rect>
        <draw:rect draw:style-name="gr33" draw:text-style-name="P7" draw:id="id104" draw:layer="layout" svg:width="1.5cm" svg:height="0.5cm" svg:x="9.5cm" svg:y="12.6cm">
          <text:p text:style-name="P1"><text:span text:style-name="T5">prev</text:span></text:p>
        </draw:rect>
        <draw:rect draw:style-name="gr33" draw:text-style-name="P7" draw:id="id105" draw:layer="layout" svg:width="1.5cm" svg:height="0.5cm" svg:x="9.5cm" svg:y="13.1cm">
          <text:p text:style-name="P1"><text:span text:style-name="T5">next</text:span></text:p>
        </draw:rect>
        <draw:rect draw:style-name="gr33" draw:text-style-name="P1" draw:layer="layout" svg:width="1.5cm" svg:height="1cm" svg:x="9.5cm" svg:y="13.6cm">
          <text:p text:style-name="P1">data</text:p>
        </draw:rect>
        <draw:rect draw:style-name="gr33" draw:text-style-name="P7" draw:id="id117" draw:layer="layout" svg:width="1.5cm" svg:height="0.5cm" svg:x="13cm" svg:y="14.1cm">
          <text:p text:style-name="P1"><text:span text:style-name="T5">prev</text:span></text:p>
        </draw:rect>
        <draw:rect draw:style-name="gr33" draw:text-style-name="P7" draw:id="id106" draw:layer="layout" svg:width="1.5cm" svg:height="0.5cm" svg:x="13cm" svg:y="14.6cm">
          <text:p text:style-name="P1"><text:span text:style-name="T5">next</text:span></text:p>
        </draw:rect>
        <draw:rect draw:style-name="gr33" draw:text-style-name="P1" draw:layer="layout" svg:width="1.5cm" svg:height="1cm" svg:x="13cm" svg:y="15.1cm">
          <text:p text:style-name="P1">data</text:p>
        </draw:rect>
        <draw:rect draw:style-name="gr33" draw:text-style-name="P7" draw:id="id116" draw:layer="layout" svg:width="1.5cm" svg:height="0.5cm" svg:x="15.5cm" svg:y="17.1cm">
          <text:p text:style-name="P1"><text:span text:style-name="T5">prev</text:span></text:p>
        </draw:rect>
        <draw:rect draw:style-name="gr33" draw:text-style-name="P7" draw:id="id107" draw:layer="layout" svg:width="1.5cm" svg:height="0.5cm" svg:x="15.5cm" svg:y="17.6cm">
          <text:p text:style-name="P1"><text:span text:style-name="T5">next</text:span></text:p>
        </draw:rect>
        <draw:rect draw:style-name="gr33" draw:text-style-name="P1" draw:layer="layout" svg:width="1.5cm" svg:height="1cm" svg:x="15.5cm" svg:y="18.1cm">
          <text:p text:style-name="P1">data</text:p>
        </draw:rect>
        <draw:rect draw:style-name="gr33" draw:text-style-name="P7" draw:id="id115" draw:layer="layout" svg:width="1.5cm" svg:height="0.5cm" svg:x="12cm" svg:y="20.1cm">
          <text:p text:style-name="P1"><text:span text:style-name="T5">prev</text:span></text:p>
        </draw:rect>
        <draw:rect draw:style-name="gr33" draw:text-style-name="P7" draw:id="id108" draw:layer="layout" svg:width="1.5cm" svg:height="0.5cm" svg:x="12cm" svg:y="20.6cm">
          <text:p text:style-name="P1"><text:span text:style-name="T5">next</text:span></text:p>
        </draw:rect>
        <draw:rect draw:style-name="gr33" draw:text-style-name="P1" draw:layer="layout" svg:width="1.5cm" svg:height="1cm" svg:x="12cm" svg:y="21.1cm">
          <text:p text:style-name="P1">data</text:p>
        </draw:rect>
        <draw:rect draw:style-name="gr33" draw:text-style-name="P7" draw:id="id114" draw:layer="layout" svg:width="1.5cm" svg:height="0.5cm" svg:x="7.5cm" svg:y="20.1cm">
          <text:p text:style-name="P1"><text:span text:style-name="T5">prev</text:span></text:p>
        </draw:rect>
        <draw:rect draw:style-name="gr33" draw:text-style-name="P7" draw:id="id109" draw:layer="layout" svg:width="1.5cm" svg:height="0.5cm" svg:x="7.5cm" svg:y="20.6cm">
          <text:p text:style-name="P1"><text:span text:style-name="T5">next</text:span></text:p>
        </draw:rect>
        <draw:rect draw:style-name="gr33" draw:text-style-name="P1" draw:layer="layout" svg:width="1.5cm" svg:height="1cm" svg:x="7.5cm" svg:y="21.1cm">
          <text:p text:style-name="P1">data</text:p>
        </draw:rect>
        <draw:rect draw:style-name="gr33" draw:text-style-name="P7" draw:id="id113" draw:layer="layout" svg:width="1.5cm" svg:height="0.5cm" svg:x="4cm" svg:y="17.1cm">
          <text:p text:style-name="P1"><text:span text:style-name="T5">prev</text:span></text:p>
        </draw:rect>
        <draw:rect draw:style-name="gr33" draw:text-style-name="P7" draw:id="id110" draw:layer="layout" svg:width="1.5cm" svg:height="0.5cm" svg:x="4cm" svg:y="17.6cm">
          <text:p text:style-name="P1"><text:span text:style-name="T5">next</text:span></text:p>
        </draw:rect>
        <draw:rect draw:style-name="gr33" draw:text-style-name="P1" draw:layer="layout" svg:width="1.5cm" svg:height="1cm" svg:x="4cm" svg:y="18.1cm">
          <text:p text:style-name="P1">data</text:p>
        </draw:rect>
        <draw:rect draw:style-name="gr33" draw:text-style-name="P7" draw:id="id112" draw:layer="layout" svg:width="1.5cm" svg:height="0.5cm" svg:x="6cm" svg:y="14.1cm">
          <text:p text:style-name="P1"><text:span text:style-name="T5">prev</text:span></text:p>
        </draw:rect>
        <draw:rect draw:style-name="gr33" draw:text-style-name="P7" draw:id="id111" draw:layer="layout" svg:width="1.5cm" svg:height="0.5cm" svg:x="6cm" svg:y="14.6cm">
          <text:p text:style-name="P1"><text:span text:style-name="T5">next</text:span></text:p>
        </draw:rect>
        <draw:rect draw:style-name="gr33" draw:text-style-name="P1" draw:layer="layout" svg:width="1.5cm" svg:height="1cm" svg:x="6cm" svg:y="15.1cm">
          <text:p text:style-name="P1">data</text:p>
        </draw:rect>
        <draw:connector draw:style-name="gr4" draw:text-style-name="P1" draw:id="id118" draw:layer="layout" draw:type="curve" svg:x1="11cm" svg:y1="12.85cm" svg:x2="11cm" svg:y2="12.85cm" draw:start-shape="id104" draw:start-glue-point="1" draw:end-shape="id104" svg:d="m11000 12850">
          <text:p/>
        </draw:connector>
        <draw:connector draw:style-name="gr4" draw:text-style-name="P1" draw:layer="layout" draw:type="curve" svg:x1="11cm" svg:y1="13.35cm" svg:x2="13cm" svg:y2="14.85cm" draw:start-shape="id105" draw:start-glue-point="1" draw:end-shape="id106" draw:end-glue-point="3" svg:d="m11000 13350c1500 0 500 1500 2000 1500">
          <text:p/>
        </draw:connector>
        <draw:connector draw:style-name="gr4" draw:text-style-name="P1" draw:layer="layout" draw:type="curve" svg:x1="14.5cm" svg:y1="14.85cm" svg:x2="15.5cm" svg:y2="17.85cm" draw:start-shape="id106" draw:start-glue-point="1" draw:end-shape="id107" draw:end-glue-point="3" svg:d="m14500 14850c751 0 501 1500 500 1500s-251 1500 500 1500">
          <text:p/>
        </draw:connector>
        <draw:connector draw:style-name="gr4" draw:text-style-name="P1" draw:layer="layout" draw:type="curve" svg:x1="17cm" svg:y1="17.85cm" svg:x2="13.5cm" svg:y2="20.85cm" draw:start-shape="id107" draw:start-glue-point="1" draw:end-shape="id108" svg:d="m17000 17850c751 0 2501 3000-3500 3000">
          <text:p/>
        </draw:connector>
        <draw:connector draw:style-name="gr4" draw:text-style-name="P1" draw:layer="layout" draw:type="curve" svg:x1="12cm" svg:y1="20.85cm" svg:x2="9cm" svg:y2="20.85cm" draw:start-shape="id108" draw:start-glue-point="3" draw:end-shape="id109" draw:end-glue-point="1" svg:d="m12000 20850h-3000">
          <text:p/>
        </draw:connector>
        <draw:connector draw:style-name="gr4" draw:text-style-name="P1" draw:layer="layout" draw:type="curve" svg:x1="7.5cm" svg:y1="20.85cm" svg:x2="5.5cm" svg:y2="17.85cm" draw:start-shape="id109" draw:start-glue-point="3" draw:end-shape="id110" draw:end-glue-point="1" svg:d="m7500 20850c-1500 0-500-3000-2000-3000">
          <text:p/>
        </draw:connector>
        <draw:connector draw:style-name="gr4" draw:text-style-name="P1" draw:layer="layout" draw:type="curve" svg:x1="4cm" svg:y1="17.85cm" svg:x2="6cm" svg:y2="14.85cm" draw:start-shape="id110" draw:start-glue-point="3" draw:end-shape="id111" svg:d="m4000 17850c-751 0-1751-3000 2000-3000">
          <text:p/>
        </draw:connector>
        <draw:connector draw:style-name="gr4" draw:text-style-name="P1" draw:layer="layout" draw:type="curve" svg:x1="7.5cm" svg:y1="14.85cm" svg:x2="9.5cm" svg:y2="13.35cm" draw:start-shape="id111" draw:start-glue-point="1" draw:end-shape="id105" svg:d="m7500 14850c1500 0 500-1500 2000-1500">
          <text:p/>
        </draw:connector>
        <draw:connector draw:style-name="gr34" draw:text-style-name="P1" draw:layer="layout" draw:type="curve" svg:x1="9.5cm" svg:y1="12.85cm" svg:x2="7.5cm" svg:y2="14.35cm" draw:start-shape="id104" draw:start-glue-point="3" draw:end-shape="id112" draw:end-glue-point="1" svg:d="m9500 12850c-1500 0-500 1500-2000 1500">
          <text:p/>
        </draw:connector>
        <draw:connector draw:style-name="gr34" draw:text-style-name="P1" draw:layer="layout" draw:type="curve" svg:x1="6cm" svg:y1="14.35cm" svg:x2="4cm" svg:y2="17.35cm" draw:start-shape="id112" draw:start-glue-point="3" draw:end-shape="id113" draw:end-glue-point="3" svg:d="m6000 14350c-3751 0-2751 3000-2000 3000">
          <text:p/>
        </draw:connector>
        <draw:connector draw:style-name="gr34" draw:text-style-name="P1" draw:layer="layout" draw:type="curve" svg:x1="5.5cm" svg:y1="17.35cm" svg:x2="7.5cm" svg:y2="20.35cm" draw:start-shape="id113" draw:start-glue-point="1" draw:end-shape="id114" draw:end-glue-point="3" svg:d="m5500 17350c1500 0 500 3000 2000 3000">
          <text:p/>
        </draw:connector>
        <draw:connector draw:style-name="gr34" draw:text-style-name="P1" draw:layer="layout" draw:type="curve" svg:x1="9cm" svg:y1="20.35cm" svg:x2="12cm" svg:y2="20.35cm" draw:start-shape="id114" draw:start-glue-point="1" draw:end-shape="id115" draw:end-glue-point="3" svg:d="m9000 20350h3000">
          <text:p/>
        </draw:connector>
        <draw:connector draw:style-name="gr34" draw:text-style-name="P1" draw:layer="layout" draw:type="curve" svg:x1="13.5cm" svg:y1="20.35cm" svg:x2="17cm" svg:y2="17.35cm" draw:start-shape="id115" draw:start-glue-point="1" draw:end-shape="id116" draw:end-glue-point="1" svg:d="m13500 20350c6001 0 4251-3000 3500-3000">
          <text:p/>
        </draw:connector>
        <draw:connector draw:style-name="gr34" draw:text-style-name="P1" draw:layer="layout" draw:type="curve" svg:x1="15.5cm" svg:y1="17.35cm" svg:x2="14.5cm" svg:y2="14.35cm" draw:start-shape="id116" draw:start-glue-point="3" draw:end-shape="id117" draw:end-glue-point="1" svg:d="m15500 17350c-751 0-501-1500-500-1500s251-1500-500-1500">
          <text:p/>
        </draw:connector>
        <draw:connector draw:style-name="gr34" draw:text-style-name="P1" draw:layer="layout" draw:type="curve" svg:x1="13cm" svg:y1="14.35cm" svg:x2="11cm" svg:y2="12.85cm" draw:start-shape="id117" draw:start-glue-point="3" draw:end-shape="id118" draw:end-glue-point="0" svg:d="m13000 14350c-1500 0-500-1500-2000-1500">
          <text:p/>
        </draw:connector>
      </draw:page>
      <draw:page draw:name="page10" draw:style-name="dp1" draw:master-page-name="默认">
        <draw:rect draw:style-name="gr33" draw:text-style-name="P7" draw:id="id119" draw:layer="layout" svg:width="1.5cm" svg:height="0.5cm" svg:x="9.21cm" svg:y="3.2cm">
          <text:p text:style-name="P1"><text:span text:style-name="T5">prev</text:span></text:p>
        </draw:rect>
        <draw:rect draw:style-name="gr33" draw:text-style-name="P7" draw:id="id120" draw:layer="layout" svg:width="1.5cm" svg:height="0.5cm" svg:x="9.21cm" svg:y="3.7cm">
          <text:p text:style-name="P1"><text:span text:style-name="T5">next</text:span></text:p>
        </draw:rect>
        <draw:rect draw:style-name="gr35" draw:text-style-name="P1" draw:layer="layout" svg:width="1.5cm" svg:height="1cm" svg:x="9.21cm" svg:y="4.2cm">
          <text:p/>
        </draw:rect>
        <draw:rect draw:style-name="gr33" draw:text-style-name="P7" draw:id="id132" draw:layer="layout" svg:width="1.5cm" svg:height="0.5cm" svg:x="12.71cm" svg:y="4.7cm">
          <text:p text:style-name="P1"><text:span text:style-name="T5">prev</text:span></text:p>
        </draw:rect>
        <draw:rect draw:style-name="gr33" draw:text-style-name="P7" draw:id="id121" draw:layer="layout" svg:width="1.5cm" svg:height="0.5cm" svg:x="12.71cm" svg:y="5.2cm">
          <text:p text:style-name="P1"><text:span text:style-name="T5">next</text:span></text:p>
        </draw:rect>
        <draw:rect draw:style-name="gr33" draw:text-style-name="P1" draw:layer="layout" svg:width="1.5cm" svg:height="1cm" svg:x="12.71cm" svg:y="5.7cm">
          <text:p text:style-name="P1">data</text:p>
        </draw:rect>
        <draw:rect draw:style-name="gr33" draw:text-style-name="P7" draw:id="id131" draw:layer="layout" svg:width="1.5cm" svg:height="0.5cm" svg:x="15.21cm" svg:y="7.7cm">
          <text:p text:style-name="P1"><text:span text:style-name="T5">prev</text:span></text:p>
        </draw:rect>
        <draw:rect draw:style-name="gr33" draw:text-style-name="P7" draw:id="id122" draw:layer="layout" svg:width="1.5cm" svg:height="0.5cm" svg:x="15.21cm" svg:y="8.2cm">
          <text:p text:style-name="P1"><text:span text:style-name="T5">next</text:span></text:p>
        </draw:rect>
        <draw:rect draw:style-name="gr33" draw:text-style-name="P1" draw:layer="layout" svg:width="1.5cm" svg:height="1cm" svg:x="15.21cm" svg:y="8.7cm">
          <text:p text:style-name="P1">data</text:p>
        </draw:rect>
        <draw:rect draw:style-name="gr33" draw:text-style-name="P7" draw:id="id130" draw:layer="layout" svg:width="1.5cm" svg:height="0.5cm" svg:x="11.71cm" svg:y="10.7cm">
          <text:p text:style-name="P1"><text:span text:style-name="T5">prev</text:span></text:p>
        </draw:rect>
        <draw:rect draw:style-name="gr33" draw:text-style-name="P7" draw:id="id123" draw:layer="layout" svg:width="1.5cm" svg:height="0.5cm" svg:x="11.71cm" svg:y="11.2cm">
          <text:p text:style-name="P1"><text:span text:style-name="T5">next</text:span></text:p>
        </draw:rect>
        <draw:rect draw:style-name="gr33" draw:text-style-name="P1" draw:layer="layout" svg:width="1.5cm" svg:height="1cm" svg:x="11.71cm" svg:y="11.7cm">
          <text:p text:style-name="P1">data</text:p>
        </draw:rect>
        <draw:rect draw:style-name="gr33" draw:text-style-name="P7" draw:id="id129" draw:layer="layout" svg:width="1.5cm" svg:height="0.5cm" svg:x="7.21cm" svg:y="10.7cm">
          <text:p text:style-name="P1"><text:span text:style-name="T5">prev</text:span></text:p>
        </draw:rect>
        <draw:rect draw:style-name="gr33" draw:text-style-name="P7" draw:id="id124" draw:layer="layout" svg:width="1.5cm" svg:height="0.5cm" svg:x="7.21cm" svg:y="11.2cm">
          <text:p text:style-name="P1"><text:span text:style-name="T5">next</text:span></text:p>
        </draw:rect>
        <draw:rect draw:style-name="gr33" draw:text-style-name="P1" draw:layer="layout" svg:width="1.5cm" svg:height="1cm" svg:x="7.21cm" svg:y="11.7cm">
          <text:p text:style-name="P1">data</text:p>
        </draw:rect>
        <draw:rect draw:style-name="gr33" draw:text-style-name="P7" draw:id="id128" draw:layer="layout" svg:width="1.5cm" svg:height="0.5cm" svg:x="3.71cm" svg:y="7.7cm">
          <text:p text:style-name="P1"><text:span text:style-name="T5">prev</text:span></text:p>
        </draw:rect>
        <draw:rect draw:style-name="gr33" draw:text-style-name="P7" draw:id="id125" draw:layer="layout" svg:width="1.5cm" svg:height="0.5cm" svg:x="3.71cm" svg:y="8.2cm">
          <text:p text:style-name="P1"><text:span text:style-name="T5">next</text:span></text:p>
        </draw:rect>
        <draw:rect draw:style-name="gr33" draw:text-style-name="P1" draw:layer="layout" svg:width="1.5cm" svg:height="1cm" svg:x="3.71cm" svg:y="8.7cm">
          <text:p text:style-name="P1">data</text:p>
        </draw:rect>
        <draw:rect draw:style-name="gr33" draw:text-style-name="P7" draw:id="id127" draw:layer="layout" svg:width="1.5cm" svg:height="0.5cm" svg:x="5.71cm" svg:y="4.7cm">
          <text:p text:style-name="P1"><text:span text:style-name="T5">prev</text:span></text:p>
        </draw:rect>
        <draw:rect draw:style-name="gr33" draw:text-style-name="P7" draw:id="id126" draw:layer="layout" svg:width="1.5cm" svg:height="0.5cm" svg:x="5.71cm" svg:y="5.2cm">
          <text:p text:style-name="P1"><text:span text:style-name="T5">next</text:span></text:p>
        </draw:rect>
        <draw:rect draw:style-name="gr33" draw:text-style-name="P1" draw:layer="layout" svg:width="1.5cm" svg:height="1cm" svg:x="5.71cm" svg:y="5.7cm">
          <text:p text:style-name="P1">data</text:p>
        </draw:rect>
        <draw:connector draw:style-name="gr4" draw:text-style-name="P1" draw:id="id133" draw:layer="layout" draw:type="curve" svg:x1="10.71cm" svg:y1="3.45cm" svg:x2="10.71cm" svg:y2="3.45cm" draw:start-shape="id119" draw:start-glue-point="1" draw:end-shape="id119" svg:d="m10710 3450">
          <text:p/>
        </draw:connector>
        <draw:connector draw:style-name="gr4" draw:text-style-name="P1" draw:layer="layout" draw:type="curve" svg:x1="10.71cm" svg:y1="3.95cm" svg:x2="12.71cm" svg:y2="5.45cm" draw:start-shape="id120" draw:start-glue-point="1" draw:end-shape="id121" draw:end-glue-point="3" svg:d="m10710 3950c1500 0 500 1500 2000 1500">
          <text:p/>
        </draw:connector>
        <draw:connector draw:style-name="gr4" draw:text-style-name="P1" draw:layer="layout" draw:type="curve" svg:x1="14.21cm" svg:y1="5.45cm" svg:x2="15.21cm" svg:y2="8.45cm" draw:start-shape="id121" draw:start-glue-point="1" draw:end-shape="id122" draw:end-glue-point="3" svg:d="m14210 5450c751 0 501 1500 500 1500s-251 1500 500 1500">
          <text:p/>
        </draw:connector>
        <draw:connector draw:style-name="gr4" draw:text-style-name="P1" draw:layer="layout" draw:type="curve" svg:x1="16.71cm" svg:y1="8.45cm" svg:x2="13.21cm" svg:y2="11.45cm" draw:start-shape="id122" draw:start-glue-point="1" draw:end-shape="id123" svg:d="m16710 8450c751 0 2501 3000-3500 3000">
          <text:p/>
        </draw:connector>
        <draw:connector draw:style-name="gr4" draw:text-style-name="P1" draw:layer="layout" draw:type="curve" svg:x1="11.71cm" svg:y1="11.45cm" svg:x2="8.71cm" svg:y2="11.45cm" draw:start-shape="id123" draw:start-glue-point="3" draw:end-shape="id124" draw:end-glue-point="1" svg:d="m11710 11450h-3000">
          <text:p/>
        </draw:connector>
        <draw:connector draw:style-name="gr4" draw:text-style-name="P1" draw:layer="layout" draw:type="curve" svg:x1="7.21cm" svg:y1="11.45cm" svg:x2="5.21cm" svg:y2="8.45cm" draw:start-shape="id124" draw:start-glue-point="3" draw:end-shape="id125" draw:end-glue-point="1" svg:d="m7210 11450c-1500 0-500-3000-2000-3000">
          <text:p/>
        </draw:connector>
        <draw:connector draw:style-name="gr4" draw:text-style-name="P1" draw:layer="layout" draw:type="curve" svg:x1="3.71cm" svg:y1="8.45cm" svg:x2="5.71cm" svg:y2="5.45cm" draw:start-shape="id125" draw:start-glue-point="3" draw:end-shape="id126" svg:d="m3710 8450c-751 0-1751-3000 2000-3000">
          <text:p/>
        </draw:connector>
        <draw:connector draw:style-name="gr4" draw:text-style-name="P1" draw:layer="layout" draw:type="curve" svg:x1="7.21cm" svg:y1="5.45cm" svg:x2="9.21cm" svg:y2="3.95cm" draw:start-shape="id126" draw:start-glue-point="1" draw:end-shape="id120" svg:d="m7210 5450c1500 0 500-1500 2000-1500">
          <text:p/>
        </draw:connector>
        <draw:connector draw:style-name="gr34" draw:text-style-name="P1" draw:layer="layout" draw:type="curve" svg:x1="9.21cm" svg:y1="3.45cm" svg:x2="7.21cm" svg:y2="4.95cm" draw:start-shape="id119" draw:start-glue-point="3" draw:end-shape="id127" draw:end-glue-point="1" svg:d="m9210 3450c-1500 0-500 1500-2000 1500">
          <text:p/>
        </draw:connector>
        <draw:connector draw:style-name="gr34" draw:text-style-name="P1" draw:layer="layout" draw:type="curve" svg:x1="5.71cm" svg:y1="4.95cm" svg:x2="3.71cm" svg:y2="7.95cm" draw:start-shape="id127" draw:start-glue-point="3" draw:end-shape="id128" draw:end-glue-point="3" svg:d="m5710 4950c-3751 0-2751 3000-2000 3000">
          <text:p/>
        </draw:connector>
        <draw:connector draw:style-name="gr34" draw:text-style-name="P1" draw:layer="layout" draw:type="curve" svg:x1="5.21cm" svg:y1="7.95cm" svg:x2="7.21cm" svg:y2="10.95cm" draw:start-shape="id128" draw:start-glue-point="1" draw:end-shape="id129" draw:end-glue-point="3" svg:d="m5210 7950c1500 0 500 3000 2000 3000">
          <text:p/>
        </draw:connector>
        <draw:connector draw:style-name="gr34" draw:text-style-name="P1" draw:layer="layout" draw:type="curve" svg:x1="8.71cm" svg:y1="10.95cm" svg:x2="11.71cm" svg:y2="10.95cm" draw:start-shape="id129" draw:start-glue-point="1" draw:end-shape="id130" draw:end-glue-point="3" svg:d="m8710 10950h3000">
          <text:p/>
        </draw:connector>
        <draw:connector draw:style-name="gr34" draw:text-style-name="P1" draw:layer="layout" draw:type="curve" svg:x1="13.21cm" svg:y1="10.95cm" svg:x2="16.71cm" svg:y2="7.95cm" draw:start-shape="id130" draw:start-glue-point="1" draw:end-shape="id131" draw:end-glue-point="1" svg:d="m13210 10950c6001 0 4251-3000 3500-3000">
          <text:p/>
        </draw:connector>
        <draw:connector draw:style-name="gr34" draw:text-style-name="P1" draw:layer="layout" draw:type="curve" svg:x1="15.21cm" svg:y1="7.95cm" svg:x2="14.21cm" svg:y2="4.95cm" draw:start-shape="id131" draw:start-glue-point="3" draw:end-shape="id132" draw:end-glue-point="1" svg:d="m15210 7950c-751 0-501-1500-500-1500s251-1500-500-1500">
          <text:p/>
        </draw:connector>
        <draw:connector draw:style-name="gr34" draw:text-style-name="P1" draw:layer="layout" draw:type="curve" svg:x1="12.71cm" svg:y1="4.95cm" svg:x2="10.71cm" svg:y2="3.45cm" draw:start-shape="id132" draw:start-glue-point="3" draw:end-shape="id133" draw:end-glue-point="0" svg:d="m12710 4950c-1500 0-500-1500-2000-1500">
          <text:p/>
        </draw:connector>
        <draw:connector draw:style-name="gr29" draw:text-style-name="P1" draw:layer="layout" draw:type="curve" svg:x1="9.913cm" svg:y1="1.693cm" svg:x2="9.96cm" svg:y2="3.2cm" draw:end-shape="id119" draw:end-glue-point="0" svg:d="m9913 1693c0 754 47 1 47 1507">
          <text:p text:style-name="P1">链表的末尾节点</text:p>
        </draw:connector>
        <draw:rect draw:style-name="gr33" draw:text-style-name="P7" draw:id="id134" draw:layer="layout" svg:width="1.5cm" svg:height="0.5cm" svg:x="9.5cm" svg:y="16cm">
          <text:p text:style-name="P1"><text:span text:style-name="T5">prev</text:span></text:p>
        </draw:rect>
        <draw:rect draw:style-name="gr33" draw:text-style-name="P7" draw:id="id135" draw:layer="layout" svg:width="1.5cm" svg:height="0.5cm" svg:x="9.5cm" svg:y="16.5cm">
          <text:p text:style-name="P1"><text:span text:style-name="T5">next</text:span></text:p>
        </draw:rect>
        <draw:rect draw:style-name="gr35" draw:text-style-name="P1" draw:layer="layout" svg:width="1.5cm" svg:height="1cm" svg:x="9.5cm" svg:y="17cm">
          <text:p/>
        </draw:rect>
        <draw:connector draw:style-name="gr4" draw:text-style-name="P1" draw:layer="layout" draw:type="curve" svg:x1="11cm" svg:y1="16.25cm" svg:x2="11cm" svg:y2="16.25cm" draw:start-shape="id134" draw:start-glue-point="1" draw:end-shape="id134" svg:d="m11000 16250">
          <text:p/>
        </draw:connector>
        <draw:connector draw:style-name="gr4" draw:text-style-name="P1" draw:layer="layout" draw:type="curve" svg:x1="10.16cm" svg:y1="14.375cm" svg:x2="10.25cm" svg:y2="16cm" draw:end-shape="id134" draw:end-glue-point="0" svg:d="m10160 14375c0 843 90 31 90 1625">
          <text:p/>
        </draw:connector>
        <draw:connector draw:style-name="gr4" draw:text-style-name="P1" draw:layer="layout" draw:type="curve" svg:x1="11cm" svg:y1="16.75cm" svg:x2="10.25cm" svg:y2="16cm" draw:start-shape="id135" draw:start-glue-point="1" draw:end-shape="id134" draw:end-glue-point="0" svg:d="m11000 16750c751 0 626-626 251-1001s-1001-500-1001 251">
          <text:p/>
        </draw:connector>
        <draw:connector draw:style-name="gr34" draw:text-style-name="P1" draw:layer="layout" draw:type="curve" svg:x1="9.5cm" svg:y1="16.25cm" svg:x2="10.25cm" svg:y2="16cm" draw:start-shape="id134" draw:start-glue-point="3" draw:end-shape="id134" draw:end-glue-point="0" svg:d="m9500 16250c-751 0-626-376-251-626s1001-375 1001 376">
          <text:p/>
        </draw:connector>
      </draw:page>
      <draw:page draw:name="page11" draw:style-name="dp1" draw:master-page-name="默认">
        <draw:rect draw:style-name="gr33" draw:text-style-name="P7" draw:id="id136" draw:layer="layout" svg:width="1.5cm" svg:height="0.5cm" svg:x="10.173cm" svg:y="17.5cm">
          <text:p text:style-name="P1"><text:span text:style-name="T5">prev</text:span></text:p>
        </draw:rect>
        <draw:rect draw:style-name="gr33" draw:text-style-name="P7" draw:id="id137" draw:layer="layout" svg:width="1.5cm" svg:height="0.5cm" svg:x="10.173cm" svg:y="18cm">
          <text:p text:style-name="P1"><text:span text:style-name="T5">next</text:span></text:p>
        </draw:rect>
        <draw:rect draw:style-name="gr35" draw:text-style-name="P1" draw:layer="layout" svg:width="1.5cm" svg:height="1cm" svg:x="10.173cm" svg:y="18.5cm">
          <text:p/>
        </draw:rect>
        <draw:rect draw:style-name="gr33" draw:text-style-name="P7" draw:id="id149" draw:layer="layout" svg:width="1.5cm" svg:height="0.5cm" svg:x="13.673cm" svg:y="19cm">
          <text:p text:style-name="P1"><text:span text:style-name="T5">prev</text:span></text:p>
        </draw:rect>
        <draw:rect draw:style-name="gr33" draw:text-style-name="P7" draw:id="id138" draw:layer="layout" svg:width="1.5cm" svg:height="0.5cm" svg:x="13.673cm" svg:y="19.5cm">
          <text:p text:style-name="P1"><text:span text:style-name="T5">next</text:span></text:p>
        </draw:rect>
        <draw:rect draw:style-name="gr33" draw:text-style-name="P1" draw:layer="layout" svg:width="1.5cm" svg:height="1cm" svg:x="13.673cm" svg:y="20cm">
          <text:p text:style-name="P1">data</text:p>
        </draw:rect>
        <draw:rect draw:style-name="gr33" draw:text-style-name="P7" draw:id="id148" draw:layer="layout" svg:width="1.5cm" svg:height="0.5cm" svg:x="16.173cm" svg:y="22cm">
          <text:p text:style-name="P1"><text:span text:style-name="T5">prev</text:span></text:p>
        </draw:rect>
        <draw:rect draw:style-name="gr33" draw:text-style-name="P7" draw:id="id139" draw:layer="layout" svg:width="1.5cm" svg:height="0.5cm" svg:x="16.173cm" svg:y="22.5cm">
          <text:p text:style-name="P1"><text:span text:style-name="T5">next</text:span></text:p>
        </draw:rect>
        <draw:rect draw:style-name="gr33" draw:text-style-name="P1" draw:layer="layout" svg:width="1.5cm" svg:height="1cm" svg:x="16.173cm" svg:y="23cm">
          <text:p text:style-name="P1">data</text:p>
        </draw:rect>
        <draw:rect draw:style-name="gr33" draw:text-style-name="P7" draw:id="id147" draw:layer="layout" svg:width="1.5cm" svg:height="0.5cm" svg:x="12.673cm" svg:y="25cm">
          <text:p text:style-name="P1"><text:span text:style-name="T5">prev</text:span></text:p>
        </draw:rect>
        <draw:rect draw:style-name="gr33" draw:text-style-name="P7" draw:id="id140" draw:layer="layout" svg:width="1.5cm" svg:height="0.5cm" svg:x="12.673cm" svg:y="25.5cm">
          <text:p text:style-name="P1"><text:span text:style-name="T5">next</text:span></text:p>
        </draw:rect>
        <draw:rect draw:style-name="gr33" draw:text-style-name="P1" draw:layer="layout" svg:width="1.5cm" svg:height="1cm" svg:x="12.673cm" svg:y="26cm">
          <text:p text:style-name="P1">data</text:p>
        </draw:rect>
        <draw:rect draw:style-name="gr33" draw:text-style-name="P7" draw:id="id146" draw:layer="layout" svg:width="1.5cm" svg:height="0.5cm" svg:x="8.173cm" svg:y="25cm">
          <text:p text:style-name="P1"><text:span text:style-name="T5">prev</text:span></text:p>
        </draw:rect>
        <draw:rect draw:style-name="gr33" draw:text-style-name="P7" draw:id="id141" draw:layer="layout" svg:width="1.5cm" svg:height="0.5cm" svg:x="8.173cm" svg:y="25.5cm">
          <text:p text:style-name="P1"><text:span text:style-name="T5">next</text:span></text:p>
        </draw:rect>
        <draw:rect draw:style-name="gr33" draw:text-style-name="P1" draw:layer="layout" svg:width="1.5cm" svg:height="1cm" svg:x="8.173cm" svg:y="26cm">
          <text:p text:style-name="P1">data</text:p>
        </draw:rect>
        <draw:rect draw:style-name="gr33" draw:text-style-name="P7" draw:id="id145" draw:layer="layout" svg:width="1.5cm" svg:height="0.5cm" svg:x="4.673cm" svg:y="22cm">
          <text:p text:style-name="P1"><text:span text:style-name="T5">prev</text:span></text:p>
        </draw:rect>
        <draw:rect draw:style-name="gr33" draw:text-style-name="P7" draw:id="id142" draw:layer="layout" svg:width="1.5cm" svg:height="0.5cm" svg:x="4.673cm" svg:y="22.5cm">
          <text:p text:style-name="P1"><text:span text:style-name="T5">next</text:span></text:p>
        </draw:rect>
        <draw:rect draw:style-name="gr33" draw:text-style-name="P1" draw:layer="layout" svg:width="1.5cm" svg:height="1cm" svg:x="4.673cm" svg:y="23cm">
          <text:p text:style-name="P1">data</text:p>
        </draw:rect>
        <draw:rect draw:style-name="gr33" draw:text-style-name="P7" draw:id="id144" draw:layer="layout" svg:width="1.5cm" svg:height="0.5cm" svg:x="6.673cm" svg:y="19cm">
          <text:p text:style-name="P1"><text:span text:style-name="T5">prev</text:span></text:p>
        </draw:rect>
        <draw:rect draw:style-name="gr33" draw:text-style-name="P7" draw:id="id143" draw:layer="layout" svg:width="1.5cm" svg:height="0.5cm" svg:x="6.673cm" svg:y="19.5cm">
          <text:p text:style-name="P1"><text:span text:style-name="T5">next</text:span></text:p>
        </draw:rect>
        <draw:rect draw:style-name="gr33" draw:text-style-name="P1" draw:layer="layout" svg:width="1.5cm" svg:height="1cm" svg:x="6.673cm" svg:y="20cm">
          <text:p text:style-name="P1">data</text:p>
        </draw:rect>
        <draw:connector draw:style-name="gr4" draw:text-style-name="P1" draw:id="id150" draw:layer="layout" draw:type="curve" svg:x1="11.673cm" svg:y1="17.75cm" svg:x2="11.673cm" svg:y2="17.75cm" draw:start-shape="id136" draw:start-glue-point="1" draw:end-shape="id136" svg:d="m11673 17750">
          <text:p/>
        </draw:connector>
        <draw:connector draw:style-name="gr4" draw:text-style-name="P1" draw:layer="layout" draw:type="curve" svg:x1="11.673cm" svg:y1="18.25cm" svg:x2="13.673cm" svg:y2="19.75cm" draw:start-shape="id137" draw:start-glue-point="1" draw:end-shape="id138" draw:end-glue-point="3" svg:d="m11673 18250c1500 0 500 1500 2000 1500">
          <text:p/>
        </draw:connector>
        <draw:connector draw:style-name="gr4" draw:text-style-name="P1" draw:layer="layout" draw:type="curve" svg:x1="15.173cm" svg:y1="19.75cm" svg:x2="16.173cm" svg:y2="22.75cm" draw:start-shape="id138" draw:start-glue-point="1" draw:end-shape="id139" draw:end-glue-point="3" svg:d="m15173 19750c751 0 501 1500 500 1500s-251 1500 500 1500">
          <text:p/>
        </draw:connector>
        <draw:connector draw:style-name="gr4" draw:text-style-name="P1" draw:layer="layout" draw:type="curve" svg:x1="17.673cm" svg:y1="22.75cm" svg:x2="14.173cm" svg:y2="25.75cm" draw:start-shape="id139" draw:start-glue-point="1" draw:end-shape="id140" svg:d="m17673 22750c751 0 2501 3000-3500 3000">
          <text:p/>
        </draw:connector>
        <draw:connector draw:style-name="gr4" draw:text-style-name="P1" draw:layer="layout" draw:type="curve" svg:x1="12.673cm" svg:y1="25.75cm" svg:x2="9.673cm" svg:y2="25.75cm" draw:start-shape="id140" draw:start-glue-point="3" draw:end-shape="id141" draw:end-glue-point="1" svg:d="m12673 25750h-3000">
          <text:p/>
        </draw:connector>
        <draw:connector draw:style-name="gr4" draw:text-style-name="P1" draw:layer="layout" draw:type="curve" svg:x1="8.173cm" svg:y1="25.75cm" svg:x2="6.173cm" svg:y2="22.75cm" draw:start-shape="id141" draw:start-glue-point="3" draw:end-shape="id142" draw:end-glue-point="1" svg:d="m8173 25750c-1500 0-500-3000-2000-3000">
          <text:p/>
        </draw:connector>
        <draw:connector draw:style-name="gr4" draw:text-style-name="P1" draw:layer="layout" draw:type="curve" svg:x1="4.673cm" svg:y1="22.75cm" svg:x2="6.673cm" svg:y2="19.75cm" draw:start-shape="id142" draw:start-glue-point="3" draw:end-shape="id143" svg:d="m4673 22750c-751 0-1751-3000 2000-3000">
          <text:p/>
        </draw:connector>
        <draw:connector draw:style-name="gr4" draw:text-style-name="P1" draw:layer="layout" draw:type="curve" svg:x1="8.173cm" svg:y1="19.75cm" svg:x2="10.173cm" svg:y2="18.25cm" draw:start-shape="id143" draw:start-glue-point="1" draw:end-shape="id137" svg:d="m8173 19750c1500 0 500-1500 2000-1500">
          <text:p/>
        </draw:connector>
        <draw:connector draw:style-name="gr34" draw:text-style-name="P1" draw:layer="layout" draw:type="curve" svg:x1="10.173cm" svg:y1="17.75cm" svg:x2="8.173cm" svg:y2="19.25cm" draw:start-shape="id136" draw:start-glue-point="3" draw:end-shape="id144" draw:end-glue-point="1" svg:d="m10173 17750c-1500 0-500 1500-2000 1500">
          <text:p/>
        </draw:connector>
        <draw:connector draw:style-name="gr34" draw:text-style-name="P1" draw:layer="layout" draw:type="curve" svg:x1="6.673cm" svg:y1="19.25cm" svg:x2="4.673cm" svg:y2="22.25cm" draw:start-shape="id144" draw:start-glue-point="3" draw:end-shape="id145" draw:end-glue-point="3" svg:d="m6673 19250c-3751 0-2751 3000-2000 3000">
          <text:p/>
        </draw:connector>
        <draw:connector draw:style-name="gr34" draw:text-style-name="P1" draw:layer="layout" draw:type="curve" svg:x1="6.173cm" svg:y1="22.25cm" svg:x2="8.173cm" svg:y2="25.25cm" draw:start-shape="id145" draw:start-glue-point="1" draw:end-shape="id146" draw:end-glue-point="3" svg:d="m6173 22250c1500 0 500 3000 2000 3000">
          <text:p/>
        </draw:connector>
        <draw:connector draw:style-name="gr34" draw:text-style-name="P1" draw:layer="layout" draw:type="curve" svg:x1="9.673cm" svg:y1="25.25cm" svg:x2="12.673cm" svg:y2="25.25cm" draw:start-shape="id146" draw:start-glue-point="1" draw:end-shape="id147" draw:end-glue-point="3" svg:d="m9673 25250h3000">
          <text:p/>
        </draw:connector>
        <draw:connector draw:style-name="gr34" draw:text-style-name="P1" draw:layer="layout" draw:type="curve" svg:x1="14.173cm" svg:y1="25.25cm" svg:x2="17.673cm" svg:y2="22.25cm" draw:start-shape="id147" draw:start-glue-point="1" draw:end-shape="id148" draw:end-glue-point="1" svg:d="m14173 25250c6001 0 4251-3000 3500-3000">
          <text:p/>
        </draw:connector>
        <draw:connector draw:style-name="gr34" draw:text-style-name="P1" draw:layer="layout" draw:type="curve" svg:x1="16.173cm" svg:y1="22.25cm" svg:x2="15.173cm" svg:y2="19.25cm" draw:start-shape="id148" draw:start-glue-point="3" draw:end-shape="id149" draw:end-glue-point="1" svg:d="m16173 22250c-751 0-501-1500-500-1500s251-1500-500-1500">
          <text:p/>
        </draw:connector>
        <draw:connector draw:style-name="gr34" draw:text-style-name="P1" draw:layer="layout" draw:type="curve" svg:x1="13.673cm" svg:y1="19.25cm" svg:x2="11.673cm" svg:y2="17.75cm" draw:start-shape="id149" draw:start-glue-point="3" draw:end-shape="id150" draw:end-glue-point="0" svg:d="m13673 19250c-1500 0-500-1500-2000-1500">
          <text:p/>
        </draw:connector>
        <draw:connector draw:style-name="gr29" draw:text-style-name="P1" draw:layer="layout" draw:type="curve" svg:x1="10.876cm" svg:y1="15.993cm" svg:x2="10.923cm" svg:y2="17.5cm" draw:end-shape="id136" draw:end-glue-point="0" svg:d="m10876 15993c0 754 47 1 47 1507">
          <text:p text:style-name="P1">链表的末尾节点</text:p>
        </draw:connector>
        <draw:rect draw:style-name="gr33" draw:text-style-name="P7" draw:id="id151" draw:layer="layout" svg:width="1.5cm" svg:height="0.5cm" svg:x="9.211cm" svg:y="3.201cm">
          <text:p text:style-name="P1"><text:span text:style-name="T5">prev</text:span></text:p>
        </draw:rect>
        <draw:rect draw:style-name="gr33" draw:text-style-name="P7" draw:id="id152" draw:layer="layout" svg:width="1.5cm" svg:height="0.5cm" svg:x="9.211cm" svg:y="3.701cm">
          <text:p text:style-name="P1"><text:span text:style-name="T5">next</text:span></text:p>
        </draw:rect>
        <draw:rect draw:style-name="gr35" draw:text-style-name="P1" draw:layer="layout" svg:width="1.5cm" svg:height="1cm" svg:x="9.211cm" svg:y="4.201cm">
          <text:p/>
        </draw:rect>
        <draw:rect draw:style-name="gr33" draw:text-style-name="P7" draw:id="id164" draw:layer="layout" svg:width="1.5cm" svg:height="0.5cm" svg:x="12.711cm" svg:y="4.701cm">
          <text:p text:style-name="P1"><text:span text:style-name="T5">prev</text:span></text:p>
        </draw:rect>
        <draw:rect draw:style-name="gr33" draw:text-style-name="P7" draw:id="id153" draw:layer="layout" svg:width="1.5cm" svg:height="0.5cm" svg:x="12.711cm" svg:y="5.201cm">
          <text:p text:style-name="P1"><text:span text:style-name="T5">next</text:span></text:p>
        </draw:rect>
        <draw:rect draw:style-name="gr33" draw:text-style-name="P1" draw:layer="layout" svg:width="1.5cm" svg:height="1cm" svg:x="12.711cm" svg:y="5.701cm">
          <text:p text:style-name="P1">data</text:p>
        </draw:rect>
        <draw:rect draw:style-name="gr33" draw:text-style-name="P7" draw:id="id163" draw:layer="layout" svg:width="1.5cm" svg:height="0.5cm" svg:x="15.211cm" svg:y="7.701cm">
          <text:p text:style-name="P1"><text:span text:style-name="T5">prev</text:span></text:p>
        </draw:rect>
        <draw:rect draw:style-name="gr33" draw:text-style-name="P7" draw:id="id154" draw:layer="layout" svg:width="1.5cm" svg:height="0.5cm" svg:x="15.211cm" svg:y="8.201cm">
          <text:p text:style-name="P1"><text:span text:style-name="T5">next</text:span></text:p>
        </draw:rect>
        <draw:rect draw:style-name="gr33" draw:text-style-name="P1" draw:layer="layout" svg:width="1.5cm" svg:height="1cm" svg:x="15.211cm" svg:y="8.701cm">
          <text:p text:style-name="P1">data</text:p>
        </draw:rect>
        <draw:rect draw:style-name="gr33" draw:text-style-name="P7" draw:id="id161" draw:layer="layout" svg:width="1.5cm" svg:height="0.5cm" svg:x="11.711cm" svg:y="10.701cm">
          <text:p text:style-name="P1"><text:span text:style-name="T5">prev</text:span></text:p>
        </draw:rect>
        <draw:rect draw:style-name="gr33" draw:text-style-name="P7" draw:id="id155" draw:layer="layout" svg:width="1.5cm" svg:height="0.5cm" svg:x="11.711cm" svg:y="11.201cm">
          <text:p text:style-name="P1"><text:span text:style-name="T5">next</text:span></text:p>
        </draw:rect>
        <draw:rect draw:style-name="gr33" draw:text-style-name="P1" draw:layer="layout" svg:width="1.5cm" svg:height="1cm" svg:x="11.711cm" svg:y="11.701cm">
          <text:p text:style-name="P1">data</text:p>
        </draw:rect>
        <draw:rect draw:style-name="gr33" draw:text-style-name="P7" draw:id="id162" draw:layer="layout" svg:width="1.5cm" svg:height="0.5cm" svg:x="7cm" svg:y="10.5cm">
          <text:p text:style-name="P1"><text:span text:style-name="T5">prev</text:span></text:p>
        </draw:rect>
        <draw:rect draw:style-name="gr33" draw:text-style-name="P7" draw:id="id157" draw:layer="layout" svg:width="1.5cm" svg:height="0.5cm" svg:x="7cm" svg:y="11cm">
          <text:p text:style-name="P1"><text:span text:style-name="T5">next</text:span></text:p>
        </draw:rect>
        <draw:rect draw:style-name="gr33" draw:text-style-name="P1" draw:layer="layout" svg:width="1.5cm" svg:height="1cm" svg:x="7cm" svg:y="11.5cm">
          <text:p text:style-name="P1">data</text:p>
        </draw:rect>
        <draw:rect draw:style-name="gr33" draw:text-style-name="P7" draw:id="id160" draw:layer="layout" svg:width="1.5cm" svg:height="0.5cm" svg:x="3.711cm" svg:y="7.701cm">
          <text:p text:style-name="P1"><text:span text:style-name="T5">prev</text:span></text:p>
        </draw:rect>
        <draw:rect draw:style-name="gr33" draw:text-style-name="P7" draw:id="id156" draw:layer="layout" svg:width="1.5cm" svg:height="0.5cm" svg:x="3.711cm" svg:y="8.201cm">
          <text:p text:style-name="P1"><text:span text:style-name="T5">next</text:span></text:p>
        </draw:rect>
        <draw:rect draw:style-name="gr33" draw:text-style-name="P1" draw:layer="layout" svg:width="1.5cm" svg:height="1cm" svg:x="3.711cm" svg:y="8.701cm">
          <text:p text:style-name="P1">data</text:p>
        </draw:rect>
        <draw:rect draw:style-name="gr33" draw:text-style-name="P7" draw:id="id159" draw:layer="layout" svg:width="1.5cm" svg:height="0.5cm" svg:x="5.711cm" svg:y="4.701cm">
          <text:p text:style-name="P1"><text:span text:style-name="T5">prev</text:span></text:p>
        </draw:rect>
        <draw:rect draw:style-name="gr33" draw:text-style-name="P7" draw:id="id158" draw:layer="layout" svg:width="1.5cm" svg:height="0.5cm" svg:x="5.711cm" svg:y="5.201cm">
          <text:p text:style-name="P1"><text:span text:style-name="T5">next</text:span></text:p>
        </draw:rect>
        <draw:rect draw:style-name="gr33" draw:text-style-name="P1" draw:layer="layout" svg:width="1.5cm" svg:height="1cm" svg:x="5.711cm" svg:y="5.701cm">
          <text:p text:style-name="P1">data</text:p>
        </draw:rect>
        <draw:connector draw:style-name="gr4" draw:text-style-name="P1" draw:id="id165" draw:layer="layout" draw:type="curve" svg:x1="10.711cm" svg:y1="3.451cm" svg:x2="10.711cm" svg:y2="3.451cm" draw:start-shape="id151" draw:start-glue-point="1" draw:end-shape="id151" svg:d="m10711 3451">
          <text:p/>
        </draw:connector>
        <draw:connector draw:style-name="gr4" draw:text-style-name="P1" draw:layer="layout" draw:type="curve" svg:x1="10.711cm" svg:y1="3.951cm" svg:x2="12.711cm" svg:y2="5.451cm" draw:start-shape="id152" draw:start-glue-point="1" draw:end-shape="id153" draw:end-glue-point="3" svg:d="m10711 3951c1500 0 500 1500 2000 1500">
          <text:p/>
        </draw:connector>
        <draw:connector draw:style-name="gr4" draw:text-style-name="P1" draw:layer="layout" draw:type="curve" svg:x1="14.211cm" svg:y1="5.451cm" svg:x2="15.211cm" svg:y2="8.451cm" draw:start-shape="id153" draw:start-glue-point="1" draw:end-shape="id154" draw:end-glue-point="3" svg:d="m14211 5451c751 0 501 1500 500 1500s-251 1500 500 1500">
          <text:p/>
        </draw:connector>
        <draw:connector draw:style-name="gr4" draw:text-style-name="P1" draw:layer="layout" draw:type="curve" svg:x1="16.711cm" svg:y1="8.451cm" svg:x2="13.211cm" svg:y2="11.451cm" draw:start-shape="id154" draw:start-glue-point="1" draw:end-shape="id155" svg:d="m16711 8451c751 0 2501 3000-3500 3000">
          <text:p/>
        </draw:connector>
        <draw:connector draw:style-name="gr4" draw:text-style-name="P1" draw:layer="layout" draw:type="curve" svg:x1="11.711cm" svg:y1="11.451cm" svg:x2="5.211cm" svg:y2="8.451cm" draw:start-shape="id155" draw:start-glue-point="3" draw:end-shape="id156" draw:end-glue-point="1" svg:d="m11711 11451c-4875 0-1625-3000-6500-3000">
          <text:p/>
        </draw:connector>
        <draw:connector draw:style-name="gr4" draw:text-style-name="P1" draw:layer="layout" draw:type="curve" svg:x1="7cm" svg:y1="11.25cm" svg:x2="5.211cm" svg:y2="8.451cm" draw:start-shape="id157" draw:start-glue-point="3" draw:end-shape="id156" draw:end-glue-point="1" svg:d="m7000 11250c-1341 0-447-2799-1789-2799">
          <text:p/>
        </draw:connector>
        <draw:connector draw:style-name="gr4" draw:text-style-name="P1" draw:layer="layout" draw:type="curve" svg:x1="3.711cm" svg:y1="8.451cm" svg:x2="5.711cm" svg:y2="5.451cm" draw:start-shape="id156" draw:start-glue-point="3" draw:end-shape="id158" svg:d="m3711 8451c-751 0-1751-3000 2000-3000">
          <text:p/>
        </draw:connector>
        <draw:connector draw:style-name="gr4" draw:text-style-name="P1" draw:layer="layout" draw:type="curve" svg:x1="7.211cm" svg:y1="5.451cm" svg:x2="9.211cm" svg:y2="3.951cm" draw:start-shape="id158" draw:start-glue-point="1" draw:end-shape="id152" svg:d="m7211 5451c1500 0 500-1500 2000-1500">
          <text:p/>
        </draw:connector>
        <draw:connector draw:style-name="gr34" draw:text-style-name="P1" draw:layer="layout" draw:type="curve" svg:x1="9.211cm" svg:y1="3.451cm" svg:x2="7.211cm" svg:y2="4.951cm" draw:start-shape="id151" draw:start-glue-point="3" draw:end-shape="id159" draw:end-glue-point="1" svg:d="m9211 3451c-1500 0-500 1500-2000 1500">
          <text:p/>
        </draw:connector>
        <draw:connector draw:style-name="gr34" draw:text-style-name="P1" draw:layer="layout" draw:type="curve" svg:x1="5.711cm" svg:y1="4.951cm" svg:x2="3.711cm" svg:y2="7.951cm" draw:start-shape="id159" draw:start-glue-point="3" draw:end-shape="id160" draw:end-glue-point="3" svg:d="m5711 4951c-3751 0-2751 3000-2000 3000">
          <text:p/>
        </draw:connector>
        <draw:connector draw:style-name="gr34" draw:text-style-name="P1" draw:layer="layout" draw:type="curve" svg:x1="5.211cm" svg:y1="7.951cm" svg:x2="11.711cm" svg:y2="10.951cm" draw:start-shape="id160" draw:start-glue-point="1" draw:end-shape="id161" draw:end-glue-point="3" svg:d="m5211 7951c4875 0 1625 3000 6500 3000">
          <text:p/>
        </draw:connector>
        <draw:connector draw:style-name="gr34" draw:text-style-name="P1" draw:layer="layout" draw:type="curve" svg:x1="8.5cm" svg:y1="10.75cm" svg:x2="11.711cm" svg:y2="10.951cm" draw:start-shape="id162" draw:start-glue-point="1" draw:end-shape="id161" draw:end-glue-point="3" svg:d="m8500 10750c2409 0 804 201 3211 201">
          <text:p/>
        </draw:connector>
        <draw:connector draw:style-name="gr34" draw:text-style-name="P1" draw:layer="layout" draw:type="curve" svg:x1="13.211cm" svg:y1="10.951cm" svg:x2="16.711cm" svg:y2="7.951cm" draw:start-shape="id161" draw:start-glue-point="1" draw:end-shape="id163" draw:end-glue-point="1" svg:d="m13211 10951c6001 0 4251-3000 3500-3000">
          <text:p/>
        </draw:connector>
        <draw:connector draw:style-name="gr34" draw:text-style-name="P1" draw:layer="layout" draw:type="curve" svg:x1="15.211cm" svg:y1="7.951cm" svg:x2="14.211cm" svg:y2="4.951cm" draw:start-shape="id163" draw:start-glue-point="3" draw:end-shape="id164" draw:end-glue-point="1" svg:d="m15211 7951c-751 0-501-1500-500-1500s251-1500-500-1500">
          <text:p/>
        </draw:connector>
        <draw:connector draw:style-name="gr34" draw:text-style-name="P1" draw:layer="layout" draw:type="curve" svg:x1="12.711cm" svg:y1="4.951cm" svg:x2="10.711cm" svg:y2="3.451cm" draw:start-shape="id164" draw:start-glue-point="3" draw:end-shape="id165" draw:end-glue-point="0" svg:d="m12711 4951c-1500 0-500-1500-2000-1500">
          <text:p/>
        </draw:connector>
        <draw:connector draw:style-name="gr29" draw:text-style-name="P1" draw:layer="layout" draw:type="curve" svg:x1="9.914cm" svg:y1="1.694cm" svg:x2="9.961cm" svg:y2="3.201cm" draw:end-shape="id151" draw:end-glue-point="0" svg:d="m9914 1694c0 754 47 1 47 1507">
          <text:p text:style-name="P1">链表的末尾节点</text:p>
        </draw:connector>
        <draw:custom-shape draw:style-name="gr14" draw:text-style-name="P1" draw:layer="layout" svg:width="1cm" svg:height="2cm" svg:x="8cm" svg:y="13.5cm">
          <text:p text:style-name="P1"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cm" svg:height="2cm" svg:x="11.5cm" svg:y="13.5cm">
          <text:p text:style-name="P1">删除数据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2" draw:style-name="dp1" draw:master-page-name="默认">
        <draw:rect draw:style-name="gr33" draw:text-style-name="P7" draw:id="id166" draw:layer="layout" svg:width="1.5cm" svg:height="0.5cm" svg:x="9.71cm" svg:y="4.507cm">
          <text:p text:style-name="P1"><text:span text:style-name="T5">prev</text:span></text:p>
        </draw:rect>
        <draw:rect draw:style-name="gr33" draw:text-style-name="P7" draw:id="id167" draw:layer="layout" svg:width="1.5cm" svg:height="0.5cm" svg:x="9.71cm" svg:y="5.007cm">
          <text:p text:style-name="P1"><text:span text:style-name="T5">next</text:span></text:p>
        </draw:rect>
        <draw:rect draw:style-name="gr35" draw:text-style-name="P1" draw:layer="layout" svg:width="1.5cm" svg:height="1cm" svg:x="9.71cm" svg:y="5.507cm">
          <text:p/>
        </draw:rect>
        <draw:rect draw:style-name="gr33" draw:text-style-name="P7" draw:id="id179" draw:layer="layout" svg:width="1.5cm" svg:height="0.5cm" svg:x="13.21cm" svg:y="6.007cm">
          <text:p text:style-name="P1"><text:span text:style-name="T5">prev</text:span></text:p>
        </draw:rect>
        <draw:rect draw:style-name="gr33" draw:text-style-name="P7" draw:id="id168" draw:layer="layout" svg:width="1.5cm" svg:height="0.5cm" svg:x="13.21cm" svg:y="6.507cm">
          <text:p text:style-name="P1"><text:span text:style-name="T5">next</text:span></text:p>
        </draw:rect>
        <draw:rect draw:style-name="gr33" draw:text-style-name="P1" draw:layer="layout" svg:width="1.5cm" svg:height="1cm" svg:x="13.21cm" svg:y="7.007cm">
          <text:p text:style-name="P1">data</text:p>
        </draw:rect>
        <draw:rect draw:style-name="gr33" draw:text-style-name="P7" draw:id="id178" draw:layer="layout" svg:width="1.5cm" svg:height="0.5cm" svg:x="15.71cm" svg:y="9.007cm">
          <text:p text:style-name="P1"><text:span text:style-name="T5">prev</text:span></text:p>
        </draw:rect>
        <draw:rect draw:style-name="gr33" draw:text-style-name="P7" draw:id="id169" draw:layer="layout" svg:width="1.5cm" svg:height="0.5cm" svg:x="15.71cm" svg:y="9.507cm">
          <text:p text:style-name="P1"><text:span text:style-name="T5">next</text:span></text:p>
        </draw:rect>
        <draw:rect draw:style-name="gr33" draw:text-style-name="P1" draw:layer="layout" svg:width="1.5cm" svg:height="1cm" svg:x="15.71cm" svg:y="10.007cm">
          <text:p text:style-name="P1">data</text:p>
        </draw:rect>
        <draw:rect draw:style-name="gr33" draw:text-style-name="P7" draw:id="id177" draw:layer="layout" svg:width="1.5cm" svg:height="0.5cm" svg:x="12.21cm" svg:y="12.007cm">
          <text:p text:style-name="P1"><text:span text:style-name="T5">prev</text:span></text:p>
        </draw:rect>
        <draw:rect draw:style-name="gr33" draw:text-style-name="P7" draw:id="id170" draw:layer="layout" svg:width="1.5cm" svg:height="0.5cm" svg:x="12.21cm" svg:y="12.507cm">
          <text:p text:style-name="P1"><text:span text:style-name="T5">next</text:span></text:p>
        </draw:rect>
        <draw:rect draw:style-name="gr33" draw:text-style-name="P1" draw:layer="layout" svg:width="1.5cm" svg:height="1cm" svg:x="12.21cm" svg:y="13.007cm">
          <text:p text:style-name="P1">data</text:p>
        </draw:rect>
        <draw:rect draw:style-name="gr33" draw:text-style-name="P7" draw:id="id176" draw:layer="layout" svg:width="1.5cm" svg:height="0.5cm" svg:x="7.71cm" svg:y="12.007cm">
          <text:p text:style-name="P1"><text:span text:style-name="T5">prev</text:span></text:p>
        </draw:rect>
        <draw:rect draw:style-name="gr33" draw:text-style-name="P7" draw:id="id171" draw:layer="layout" svg:width="1.5cm" svg:height="0.5cm" svg:x="7.71cm" svg:y="12.507cm">
          <text:p text:style-name="P1"><text:span text:style-name="T5">next</text:span></text:p>
        </draw:rect>
        <draw:rect draw:style-name="gr33" draw:text-style-name="P1" draw:layer="layout" svg:width="1.5cm" svg:height="1cm" svg:x="7.71cm" svg:y="13.007cm">
          <text:p text:style-name="P1">data</text:p>
        </draw:rect>
        <draw:rect draw:style-name="gr33" draw:text-style-name="P7" draw:id="id175" draw:layer="layout" svg:width="1.5cm" svg:height="0.5cm" svg:x="4.21cm" svg:y="9.007cm">
          <text:p text:style-name="P1"><text:span text:style-name="T5">prev</text:span></text:p>
        </draw:rect>
        <draw:rect draw:style-name="gr33" draw:text-style-name="P7" draw:id="id172" draw:layer="layout" svg:width="1.5cm" svg:height="0.5cm" svg:x="4.21cm" svg:y="9.507cm">
          <text:p text:style-name="P1"><text:span text:style-name="T5">next</text:span></text:p>
        </draw:rect>
        <draw:rect draw:style-name="gr33" draw:text-style-name="P1" draw:layer="layout" svg:width="1.5cm" svg:height="1cm" svg:x="4.21cm" svg:y="10.007cm">
          <text:p text:style-name="P1">data</text:p>
        </draw:rect>
        <draw:rect draw:style-name="gr33" draw:text-style-name="P7" draw:id="id174" draw:layer="layout" svg:width="1.5cm" svg:height="0.5cm" svg:x="6.21cm" svg:y="6.007cm">
          <text:p text:style-name="P1"><text:span text:style-name="T5">prev</text:span></text:p>
        </draw:rect>
        <draw:rect draw:style-name="gr33" draw:text-style-name="P7" draw:id="id173" draw:layer="layout" svg:width="1.5cm" svg:height="0.5cm" svg:x="6.21cm" svg:y="6.507cm">
          <text:p text:style-name="P1"><text:span text:style-name="T5">next</text:span></text:p>
        </draw:rect>
        <draw:rect draw:style-name="gr33" draw:text-style-name="P1" draw:layer="layout" svg:width="1.5cm" svg:height="1cm" svg:x="6.21cm" svg:y="7.007cm">
          <text:p text:style-name="P1">data</text:p>
        </draw:rect>
        <draw:connector draw:style-name="gr4" draw:text-style-name="P1" draw:id="id180" draw:layer="layout" draw:type="curve" svg:x1="11.21cm" svg:y1="4.757cm" svg:x2="11.21cm" svg:y2="4.757cm" draw:start-shape="id166" draw:start-glue-point="1" draw:end-shape="id166" svg:d="m11210 4757">
          <text:p/>
        </draw:connector>
        <draw:connector draw:style-name="gr4" draw:text-style-name="P1" draw:layer="layout" draw:type="curve" svg:x1="11.21cm" svg:y1="5.257cm" svg:x2="13.21cm" svg:y2="6.757cm" draw:start-shape="id167" draw:start-glue-point="1" draw:end-shape="id168" draw:end-glue-point="3" svg:d="m11210 5257c1500 0 500 1500 2000 1500">
          <text:p/>
        </draw:connector>
        <draw:connector draw:style-name="gr4" draw:text-style-name="P1" draw:layer="layout" draw:type="curve" svg:x1="14.71cm" svg:y1="6.757cm" svg:x2="15.71cm" svg:y2="9.757cm" draw:start-shape="id168" draw:start-glue-point="1" draw:end-shape="id169" draw:end-glue-point="3" svg:d="m14710 6757c751 0 501 1500 500 1500s-251 1500 500 1500">
          <text:p/>
        </draw:connector>
        <draw:connector draw:style-name="gr4" draw:text-style-name="P1" draw:layer="layout" draw:type="curve" svg:x1="17.21cm" svg:y1="9.757cm" svg:x2="13.71cm" svg:y2="12.757cm" draw:start-shape="id169" draw:start-glue-point="1" draw:end-shape="id170" svg:d="m17210 9757c751 0 2501 3000-3500 3000">
          <text:p/>
        </draw:connector>
        <draw:connector draw:style-name="gr4" draw:text-style-name="P1" draw:layer="layout" draw:type="curve" svg:x1="12.21cm" svg:y1="12.757cm" svg:x2="9.21cm" svg:y2="12.757cm" draw:start-shape="id170" draw:start-glue-point="3" draw:end-shape="id171" draw:end-glue-point="1" svg:d="m12210 12757h-3000">
          <text:p/>
        </draw:connector>
        <draw:connector draw:style-name="gr4" draw:text-style-name="P1" draw:layer="layout" draw:type="curve" svg:x1="7.71cm" svg:y1="12.757cm" svg:x2="5.71cm" svg:y2="9.757cm" draw:start-shape="id171" draw:start-glue-point="3" draw:end-shape="id172" draw:end-glue-point="1" svg:d="m7710 12757c-1500 0-500-3000-2000-3000">
          <text:p/>
        </draw:connector>
        <draw:connector draw:style-name="gr4" draw:text-style-name="P1" draw:layer="layout" draw:type="curve" svg:x1="4.21cm" svg:y1="9.757cm" svg:x2="6.21cm" svg:y2="6.757cm" draw:start-shape="id172" draw:start-glue-point="3" draw:end-shape="id173" svg:d="m4210 9757c-751 0-1751-3000 2000-3000">
          <text:p/>
        </draw:connector>
        <draw:connector draw:style-name="gr4" draw:text-style-name="P1" draw:layer="layout" draw:type="curve" svg:x1="7.71cm" svg:y1="6.757cm" svg:x2="9.71cm" svg:y2="5.257cm" draw:start-shape="id173" draw:start-glue-point="1" draw:end-shape="id167" svg:d="m7710 6757c1500 0 500-1500 2000-1500">
          <text:p/>
        </draw:connector>
        <draw:connector draw:style-name="gr34" draw:text-style-name="P1" draw:layer="layout" draw:type="curve" svg:x1="9.71cm" svg:y1="4.757cm" svg:x2="7.71cm" svg:y2="6.257cm" draw:start-shape="id166" draw:start-glue-point="3" draw:end-shape="id174" draw:end-glue-point="1" svg:d="m9710 4757c-1500 0-500 1500-2000 1500">
          <text:p/>
        </draw:connector>
        <draw:connector draw:style-name="gr34" draw:text-style-name="P1" draw:layer="layout" draw:type="curve" svg:x1="6.21cm" svg:y1="6.257cm" svg:x2="4.21cm" svg:y2="9.257cm" draw:start-shape="id174" draw:start-glue-point="3" draw:end-shape="id175" draw:end-glue-point="3" svg:d="m6210 6257c-3751 0-2751 3000-2000 3000">
          <text:p/>
        </draw:connector>
        <draw:connector draw:style-name="gr34" draw:text-style-name="P1" draw:layer="layout" draw:type="curve" svg:x1="5.71cm" svg:y1="9.257cm" svg:x2="7.71cm" svg:y2="12.257cm" draw:start-shape="id175" draw:start-glue-point="1" draw:end-shape="id176" draw:end-glue-point="3" svg:d="m5710 9257c1500 0 500 3000 2000 3000">
          <text:p/>
        </draw:connector>
        <draw:connector draw:style-name="gr34" draw:text-style-name="P1" draw:layer="layout" draw:type="curve" svg:x1="9.21cm" svg:y1="12.257cm" svg:x2="12.21cm" svg:y2="12.257cm" draw:start-shape="id176" draw:start-glue-point="1" draw:end-shape="id177" draw:end-glue-point="3" svg:d="m9210 12257h3000">
          <text:p/>
        </draw:connector>
        <draw:connector draw:style-name="gr34" draw:text-style-name="P1" draw:layer="layout" draw:type="curve" svg:x1="13.71cm" svg:y1="12.257cm" svg:x2="17.21cm" svg:y2="9.257cm" draw:start-shape="id177" draw:start-glue-point="1" draw:end-shape="id178" draw:end-glue-point="1" svg:d="m13710 12257c6001 0 4251-3000 3500-3000">
          <text:p/>
        </draw:connector>
        <draw:connector draw:style-name="gr34" draw:text-style-name="P1" draw:layer="layout" draw:type="curve" svg:x1="15.71cm" svg:y1="9.257cm" svg:x2="14.71cm" svg:y2="6.257cm" draw:start-shape="id178" draw:start-glue-point="3" draw:end-shape="id179" draw:end-glue-point="1" svg:d="m15710 9257c-751 0-501-1500-500-1500s251-1500-500-1500">
          <text:p/>
        </draw:connector>
        <draw:connector draw:style-name="gr34" draw:text-style-name="P1" draw:layer="layout" draw:type="curve" svg:x1="13.21cm" svg:y1="6.257cm" svg:x2="11.21cm" svg:y2="4.757cm" draw:start-shape="id179" draw:start-glue-point="3" draw:end-shape="id180" draw:end-glue-point="0" svg:d="m13210 6257c-1500 0-500-1500-2000-1500">
          <text:p/>
        </draw:connector>
        <draw:connector draw:style-name="gr29" draw:text-style-name="P1" draw:layer="layout" draw:type="curve" svg:x1="10.413cm" svg:y1="3cm" svg:x2="10.46cm" svg:y2="4.507cm" draw:end-shape="id166" draw:end-glue-point="0" svg:d="m10413 3000c0 754 47 1 47 1507">
          <text:p text:style-name="P1">链表的末尾节点</text:p>
        </draw:connector>
        <draw:connector draw:style-name="gr36" draw:text-style-name="P1" draw:layer="layout" draw:type="curve" svg:x1="15.804cm" svg:y1="4.057cm" svg:x2="13.96cm" svg:y2="6.007cm" draw:end-shape="id179" draw:end-glue-point="0" svg:d="m15804 4057c0 1087-1844 113-1844 1950">
          <text:p text:style-name="P1"><text:s text:c="14"/>begin</text:p>
        </draw:connector>
        <draw:connector draw:style-name="gr36" draw:text-style-name="P1" draw:layer="layout" draw:type="curve" svg:x1="6.561cm" svg:y1="3.898cm" svg:x2="10.46cm" svg:y2="4.507cm" draw:end-shape="id166" draw:end-glue-point="0" svg:d="m6561 3898c0 81 3899-223 3899 609">
          <text:p text:style-name="P1">end <text:s text:c="29"/></text:p>
        </draw:connector>
        <draw:connector draw:style-name="gr37" draw:text-style-name="P1" draw:layer="layout" draw:type="curve" svg:x1="2.645cm" svg:y1="13.741cm" svg:x2="4.96cm" svg:y2="9.007cm" draw:end-shape="id175" draw:end-glue-point="0" svg:d="m2645 13741c0-7852 2315-5485 2315-4734">
          <text:p/>
        </draw:connector>
        <draw:connector draw:style-name="gr37" draw:text-style-name="P1" draw:layer="layout" draw:type="curve" svg:x1="6.773cm" svg:y1="13.97cm" svg:x2="8.46cm" svg:y2="12.007cm" draw:end-shape="id176" draw:end-glue-point="0" svg:d="m6773 13970c0-3696 1687-2714 1687-1963">
          <text:p/>
        </draw:connector>
        <draw:line draw:style-name="gr29" draw:text-style-name="P1" draw:layer="layout" svg:x1="3cm" svg:y1="13.5cm" svg:x2="6.5cm" svg:y2="13.5cm">
          <text:p text:style-name="P1"/>
          <text:p text:style-name="P1">prev</text:p>
        </draw:line>
        <draw:line draw:style-name="gr31" draw:text-style-name="P1" draw:layer="layout" svg:x1="3cm" svg:y1="13cm" svg:x2="6.5cm" svg:y2="13cm">
          <text:p text:style-name="P1">next</text:p>
          <text:p text:style-name="P1"/>
        </draw:line>
        <draw:rect draw:style-name="gr33" draw:text-style-name="P7" draw:id="id181" draw:layer="layout" svg:width="1.5cm" svg:height="0.5cm" svg:x="10.173cm" svg:y="18.5cm">
          <text:p text:style-name="P1"><text:span text:style-name="T5">_pt_prev</text:span></text:p>
        </draw:rect>
        <draw:rect draw:style-name="gr33" draw:text-style-name="P7" draw:id="id182" draw:layer="layout" svg:width="1.5cm" svg:height="0.5cm" svg:x="10.173cm" svg:y="19cm">
          <text:p text:style-name="P1"><text:span text:style-name="T5">_pt_next</text:span></text:p>
        </draw:rect>
        <draw:rect draw:style-name="gr38" draw:text-style-name="P7" draw:layer="layout" svg:width="1.5cm" svg:height="1cm" svg:x="10.173cm" svg:y="19.5cm">
          <text:p text:style-name="P1"><text:span text:style-name="T5">_pc_data</text:span></text:p>
        </draw:rect>
        <draw:rect draw:style-name="gr33" draw:text-style-name="P7" draw:id="id194" draw:layer="layout" svg:width="1.5cm" svg:height="0.5cm" svg:x="13.673cm" svg:y="20cm">
          <text:p text:style-name="P1"><text:span text:style-name="T5">_pt_prev</text:span></text:p>
        </draw:rect>
        <draw:rect draw:style-name="gr33" draw:text-style-name="P7" draw:id="id183" draw:layer="layout" svg:width="1.5cm" svg:height="0.5cm" svg:x="13.673cm" svg:y="20.5cm">
          <text:p text:style-name="P1"><text:span text:style-name="T5">_pt_next</text:span></text:p>
        </draw:rect>
        <draw:rect draw:style-name="gr33" draw:text-style-name="P7" draw:layer="layout" svg:width="1.5cm" svg:height="1cm" svg:x="13.673cm" svg:y="21cm">
          <text:p text:style-name="P1"><text:span text:style-name="T5">_pc_data</text:span></text:p>
        </draw:rect>
        <draw:rect draw:style-name="gr33" draw:text-style-name="P7" draw:id="id193" draw:layer="layout" svg:width="1.5cm" svg:height="0.5cm" svg:x="16.173cm" svg:y="23cm">
          <text:p text:style-name="P1"><text:span text:style-name="T5">_pt_prev</text:span></text:p>
        </draw:rect>
        <draw:rect draw:style-name="gr33" draw:text-style-name="P7" draw:id="id184" draw:layer="layout" svg:width="1.5cm" svg:height="0.5cm" svg:x="16.173cm" svg:y="23.5cm">
          <text:p text:style-name="P1"><text:span text:style-name="T5">_pt_next</text:span></text:p>
        </draw:rect>
        <draw:rect draw:style-name="gr33" draw:text-style-name="P7" draw:layer="layout" svg:width="1.5cm" svg:height="1cm" svg:x="16.173cm" svg:y="24cm">
          <text:p text:style-name="P1"><text:span text:style-name="T5">_pc_data</text:span></text:p>
        </draw:rect>
        <draw:rect draw:style-name="gr33" draw:text-style-name="P7" draw:id="id192" draw:layer="layout" svg:width="1.5cm" svg:height="0.5cm" svg:x="12.673cm" svg:y="26cm">
          <text:p text:style-name="P1"><text:span text:style-name="T5">_pt_prev</text:span></text:p>
        </draw:rect>
        <draw:rect draw:style-name="gr33" draw:text-style-name="P7" draw:id="id185" draw:layer="layout" svg:width="1.5cm" svg:height="0.5cm" svg:x="12.673cm" svg:y="26.5cm">
          <text:p text:style-name="P1"><text:span text:style-name="T5">_pt_next</text:span></text:p>
        </draw:rect>
        <draw:rect draw:style-name="gr33" draw:text-style-name="P7" draw:layer="layout" svg:width="1.5cm" svg:height="1cm" svg:x="12.673cm" svg:y="27cm">
          <text:p text:style-name="P1"><text:span text:style-name="T5">_pc_data</text:span></text:p>
        </draw:rect>
        <draw:rect draw:style-name="gr33" draw:text-style-name="P7" draw:id="id191" draw:layer="layout" svg:width="1.5cm" svg:height="0.5cm" svg:x="8.173cm" svg:y="26cm">
          <text:p text:style-name="P1"><text:span text:style-name="T5">_pt_prev</text:span></text:p>
        </draw:rect>
        <draw:rect draw:style-name="gr33" draw:text-style-name="P7" draw:id="id186" draw:layer="layout" svg:width="1.5cm" svg:height="0.5cm" svg:x="8.173cm" svg:y="26.5cm">
          <text:p text:style-name="P1"><text:span text:style-name="T5">_pt_next</text:span></text:p>
        </draw:rect>
        <draw:rect draw:style-name="gr33" draw:text-style-name="P7" draw:layer="layout" svg:width="1.5cm" svg:height="1cm" svg:x="8.173cm" svg:y="27cm">
          <text:p text:style-name="P1"><text:span text:style-name="T5">_pc_data</text:span></text:p>
        </draw:rect>
        <draw:rect draw:style-name="gr33" draw:text-style-name="P7" draw:id="id190" draw:layer="layout" svg:width="1.5cm" svg:height="0.5cm" svg:x="4.673cm" svg:y="23cm">
          <text:p text:style-name="P1"><text:span text:style-name="T5">_pt_prev</text:span></text:p>
        </draw:rect>
        <draw:rect draw:style-name="gr33" draw:text-style-name="P7" draw:id="id187" draw:layer="layout" svg:width="1.5cm" svg:height="0.5cm" svg:x="4.673cm" svg:y="23.5cm">
          <text:p text:style-name="P1"><text:span text:style-name="T5">_pt_next</text:span></text:p>
        </draw:rect>
        <draw:rect draw:style-name="gr33" draw:text-style-name="P7" draw:layer="layout" svg:width="1.5cm" svg:height="1cm" svg:x="4.673cm" svg:y="24cm">
          <text:p text:style-name="P1"><text:span text:style-name="T5">_pc_data</text:span></text:p>
        </draw:rect>
        <draw:rect draw:style-name="gr33" draw:text-style-name="P7" draw:id="id189" draw:layer="layout" svg:width="1.5cm" svg:height="0.5cm" svg:x="6.673cm" svg:y="20cm">
          <text:p text:style-name="P1"><text:span text:style-name="T5">_pt_prev</text:span></text:p>
        </draw:rect>
        <draw:rect draw:style-name="gr33" draw:text-style-name="P7" draw:id="id188" draw:layer="layout" svg:width="1.5cm" svg:height="0.5cm" svg:x="6.673cm" svg:y="20.5cm">
          <text:p text:style-name="P1"><text:span text:style-name="T5">_pt_next</text:span></text:p>
        </draw:rect>
        <draw:rect draw:style-name="gr33" draw:text-style-name="P7" draw:layer="layout" svg:width="1.5cm" svg:height="1cm" svg:x="6.673cm" svg:y="21cm">
          <text:p text:style-name="P1"><text:span text:style-name="T5">_pc_data</text:span></text:p>
        </draw:rect>
        <draw:connector draw:style-name="gr4" draw:text-style-name="P1" draw:id="id195" draw:layer="layout" draw:type="curve" svg:x1="11.673cm" svg:y1="18.75cm" svg:x2="11.673cm" svg:y2="18.75cm" draw:start-shape="id181" draw:start-glue-point="1" draw:end-shape="id181" svg:d="m11673 18750">
          <text:p/>
        </draw:connector>
        <draw:connector draw:style-name="gr4" draw:text-style-name="P1" draw:layer="layout" draw:type="curve" svg:x1="11.673cm" svg:y1="19.25cm" svg:x2="13.673cm" svg:y2="20.75cm" draw:start-shape="id182" draw:start-glue-point="1" draw:end-shape="id183" draw:end-glue-point="3" svg:d="m11673 19250c1500 0 500 1500 2000 1500">
          <text:p/>
        </draw:connector>
        <draw:connector draw:style-name="gr4" draw:text-style-name="P1" draw:layer="layout" draw:type="curve" svg:x1="15.173cm" svg:y1="20.75cm" svg:x2="16.173cm" svg:y2="23.75cm" draw:start-shape="id183" draw:start-glue-point="1" draw:end-shape="id184" draw:end-glue-point="3" svg:d="m15173 20750c751 0 501 1500 500 1500s-251 1500 500 1500">
          <text:p/>
        </draw:connector>
        <draw:connector draw:style-name="gr4" draw:text-style-name="P1" draw:layer="layout" draw:type="curve" svg:x1="17.673cm" svg:y1="23.75cm" svg:x2="14.173cm" svg:y2="26.75cm" draw:start-shape="id184" draw:start-glue-point="1" draw:end-shape="id185" svg:d="m17673 23750c751 0 2501 3000-3500 3000">
          <text:p/>
        </draw:connector>
        <draw:connector draw:style-name="gr4" draw:text-style-name="P1" draw:layer="layout" draw:type="curve" svg:x1="12.673cm" svg:y1="26.75cm" svg:x2="9.673cm" svg:y2="26.75cm" draw:start-shape="id185" draw:start-glue-point="3" draw:end-shape="id186" draw:end-glue-point="1" svg:d="m12673 26750h-3000">
          <text:p/>
        </draw:connector>
        <draw:connector draw:style-name="gr4" draw:text-style-name="P1" draw:layer="layout" draw:type="curve" svg:x1="8.173cm" svg:y1="26.75cm" svg:x2="6.173cm" svg:y2="23.75cm" draw:start-shape="id186" draw:start-glue-point="3" draw:end-shape="id187" draw:end-glue-point="1" svg:d="m8173 26750c-1500 0-500-3000-2000-3000">
          <text:p/>
        </draw:connector>
        <draw:connector draw:style-name="gr4" draw:text-style-name="P1" draw:layer="layout" draw:type="curve" svg:x1="4.673cm" svg:y1="23.75cm" svg:x2="6.673cm" svg:y2="20.75cm" draw:start-shape="id187" draw:start-glue-point="3" draw:end-shape="id188" svg:d="m4673 23750c-751 0-1751-3000 2000-3000">
          <text:p/>
        </draw:connector>
        <draw:connector draw:style-name="gr4" draw:text-style-name="P1" draw:layer="layout" draw:type="curve" svg:x1="8.173cm" svg:y1="20.75cm" svg:x2="10.173cm" svg:y2="19.25cm" draw:start-shape="id188" draw:start-glue-point="1" draw:end-shape="id182" svg:d="m8173 20750c1500 0 500-1500 2000-1500">
          <text:p/>
        </draw:connector>
        <draw:connector draw:style-name="gr34" draw:text-style-name="P1" draw:layer="layout" draw:type="curve" svg:x1="10.173cm" svg:y1="18.75cm" svg:x2="8.173cm" svg:y2="20.25cm" draw:start-shape="id181" draw:start-glue-point="3" draw:end-shape="id189" draw:end-glue-point="1" svg:d="m10173 18750c-1500 0-500 1500-2000 1500">
          <text:p/>
        </draw:connector>
        <draw:connector draw:style-name="gr34" draw:text-style-name="P1" draw:layer="layout" draw:type="curve" svg:x1="6.673cm" svg:y1="20.25cm" svg:x2="4.673cm" svg:y2="23.25cm" draw:start-shape="id189" draw:start-glue-point="3" draw:end-shape="id190" draw:end-glue-point="3" svg:d="m6673 20250c-3751 0-2751 3000-2000 3000">
          <text:p/>
        </draw:connector>
        <draw:connector draw:style-name="gr34" draw:text-style-name="P1" draw:layer="layout" draw:type="curve" svg:x1="6.173cm" svg:y1="23.25cm" svg:x2="8.173cm" svg:y2="26.25cm" draw:start-shape="id190" draw:start-glue-point="1" draw:end-shape="id191" draw:end-glue-point="3" svg:d="m6173 23250c1500 0 500 3000 2000 3000">
          <text:p/>
        </draw:connector>
        <draw:connector draw:style-name="gr34" draw:text-style-name="P1" draw:layer="layout" draw:type="curve" svg:x1="9.673cm" svg:y1="26.25cm" svg:x2="12.673cm" svg:y2="26.25cm" draw:start-shape="id191" draw:start-glue-point="1" draw:end-shape="id192" draw:end-glue-point="3" svg:d="m9673 26250h3000">
          <text:p/>
        </draw:connector>
        <draw:connector draw:style-name="gr34" draw:text-style-name="P1" draw:layer="layout" draw:type="curve" svg:x1="14.173cm" svg:y1="26.25cm" svg:x2="17.673cm" svg:y2="23.25cm" draw:start-shape="id192" draw:start-glue-point="1" draw:end-shape="id193" draw:end-glue-point="1" svg:d="m14173 26250c6001 0 4251-3000 3500-3000">
          <text:p/>
        </draw:connector>
        <draw:connector draw:style-name="gr34" draw:text-style-name="P1" draw:layer="layout" draw:type="curve" svg:x1="16.173cm" svg:y1="23.25cm" svg:x2="15.173cm" svg:y2="20.25cm" draw:start-shape="id193" draw:start-glue-point="3" draw:end-shape="id194" draw:end-glue-point="1" svg:d="m16173 23250c-751 0-501-1500-500-1500s251-1500-500-1500">
          <text:p/>
        </draw:connector>
        <draw:connector draw:style-name="gr34" draw:text-style-name="P1" draw:layer="layout" draw:type="curve" svg:x1="13.673cm" svg:y1="20.25cm" svg:x2="11.673cm" svg:y2="18.75cm" draw:start-shape="id194" draw:start-glue-point="3" draw:end-shape="id195" draw:end-glue-point="0" svg:d="m13673 20250c-1500 0-500-1500-2000-1500">
          <text:p/>
        </draw:connector>
        <draw:rect draw:style-name="gr33" draw:text-style-name="P7" draw:layer="layout" svg:width="3cm" svg:height="0.5cm" svg:x="4cm" svg:y="16.5cm">
          <text:p text:style-name="P5"><text:span text:style-name="T5">_t_typeinfo</text:span></text:p>
        </draw:rect>
        <draw:rect draw:style-name="gr33" draw:text-style-name="P7" draw:layer="layout" svg:width="3cm" svg:height="0.5cm" svg:x="4cm" svg:y="17cm">
          <text:p text:style-name="P5"><text:span text:style-name="T5">_t_allocater</text:span></text:p>
        </draw:rect>
        <draw:rect draw:style-name="gr33" draw:text-style-name="P7" draw:id="id196" draw:layer="layout" svg:width="3cm" svg:height="0.5cm" svg:x="4cm" svg:y="17.5cm">
          <text:p text:style-name="P5"><text:span text:style-name="T5">_pt_node</text:span></text:p>
        </draw:rect>
        <draw:connector draw:style-name="gr4" draw:text-style-name="P1" draw:layer="layout" draw:type="curve" svg:x1="7cm" svg:y1="17.75cm" svg:x2="10.923cm" svg:y2="18.5cm" draw:start-shape="id196" draw:start-glue-point="1" draw:end-shape="id181" draw:end-glue-point="0" svg:d="m7000 17750c2616 0 3923 250 3923 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ngbo </meta:initial-creator>
    <meta:creation-date>2010-10-01T21:47:02</meta:creation-date>
    <dc:date>2010-11-22T20:09:24.24</dc:date>
    <dc:creator>Bo Wang</dc:creator>
    <meta:editing-duration>PT13H29M36S</meta:editing-duration>
    <meta:editing-cycles>32</meta:editing-cycles>
    <meta:generator>OpenOffice.org/3.2$Win32 OpenOffice.org_project/320m18$Build-9502</meta:generator>
    <meta:document-statistic meta:object-count="737"/>
  </office:meta>
</office:document-meta>
</file>